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" svg:font-family="'Times New Roman'"/>
    <style:font-face style:name="monospace" svg:font-family="monospace, courier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2" style:family="table">
      <style:table-properties style:width="6.6931in" table:align="left" style:writing-mode="lr-tb"/>
    </style:style>
    <style:style style:name="Table2.A" style:family="table-column">
      <style:table-column-properties style:column-width="1.584in"/>
    </style:style>
    <style:style style:name="Table2.B" style:family="table-column">
      <style:table-column-properties style:column-width="5.109in"/>
    </style:style>
    <style:style style:name="Table2.A1" style:family="table-cell">
      <style:table-cell-properties style:vertical-align="middle" fo:background-color="#d9d9d9" fo:padding-left="0.0299in" fo:padding-right="0.0299in" fo:padding-top="0in" fo:padding-bottom="0.0201in" fo:border="0.05pt solid #000000">
        <style:background-image/>
      </style:table-cell-properties>
    </style:style>
    <style:style style:name="Table2.B1" style:family="table-cell">
      <style:table-cell-properties style:vertical-align="middle" fo:background-color="#efefef" fo:padding-left="0in" fo:padding-right="0.0299in" fo:padding-top="0in" fo:padding-bottom="0.0201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#d9d9d9" fo:padding-left="0.0299in" fo:padding-right="0.0299in" fo:padding-top="0in" fo:padding-bottom="0.0201in" fo:border-left="0.05pt solid #000000" fo:border-right="0.05pt solid #000000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efefef" fo:padding-left="0in" fo:padding-right="0.0299in" fo:padding-top="0in" fo:padding-bottom="0.0201in" fo:border-left="none" fo:border-right="0.05pt solid #000000" fo:border-top="none" fo:border-bottom="0.05pt solid #000000">
        <style:background-image/>
      </style:table-cell-properties>
    </style:style>
    <style:style style:name="Table2.8" style:family="table-row">
      <style:table-row-properties style:min-row-height="1.3514in"/>
    </style:style>
    <style:style style:name="Table2.9" style:family="table-row">
      <style:table-row-properties style:min-row-height="1.0465in"/>
    </style:style>
    <style:style style:name="Table2.10" style:family="table-row">
      <style:table-row-properties style:min-row-height="1.3215in"/>
    </style:style>
    <style:style style:name="P1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1" fo:font-size="14pt" fo:background-color="#ffffff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1" fo:font-size="14pt" officeooo:paragraph-rsid="001759da" fo:background-color="#ffffff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margin-left="0in" fo:margin-right="0in" fo:margin-top="0in" fo:margin-bottom="0.0835in" style:contextual-spacing="false" fo:line-height="100%" fo:text-align="end" style:justify-single-word="false" fo:text-indent="0.2917in" style:auto-text-indent="false" fo:padding="0in" fo:border="none"/>
      <style:text-properties style:font-name="Times New Roman1" fo:font-size="14pt" fo:background-color="#ffffff" style:font-name-asian="Times New Roman2" style:font-size-asian="14pt" style:font-name-complex="Times New Roman2" style:font-size-complex="14pt"/>
    </style:style>
    <style:style style:name="P4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1" fo:font-size="14pt" fo:font-weight="bold" fo:background-color="#ffffff" style:font-name-asian="Times New Roman2" style:font-size-asian="14pt" style:font-weight-asian="bold" style:font-name-complex="Times New Roman2" style:font-size-complex="14pt"/>
    </style:style>
    <style:style style:name="P5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1" fo:font-size="20pt" fo:background-color="#ffffff" style:font-name-asian="Times New Roman2" style:font-size-asian="20pt" style:font-name-complex="Times New Roman2" style:font-size-complex="20pt"/>
    </style:style>
    <style:style style:name="P6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1" fo:font-size="16pt" style:font-name-asian="Times New Roman2" style:font-size-asian="16pt" style:font-name-complex="Times New Roman2" style:font-size-complex="16pt"/>
    </style:style>
    <style:style style:name="P7" style:family="paragraph" style:parent-style-name="Standard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9" style:family="paragraph" style:parent-style-name="Standard">
      <style:text-properties fo:font-weight="normal" officeooo:rsid="00207721" officeooo:paragraph-rsid="00207721" style:font-weight-asian="normal" style:font-weight-complex="normal"/>
    </style:style>
    <style:style style:name="P10" style:family="paragraph" style:parent-style-name="Heading_20_2">
      <style:text-properties fo:font-weight="bold" officeooo:rsid="001b892d" officeooo:paragraph-rsid="001b892d" style:font-weight-asian="bold" style:font-weight-complex="bold"/>
    </style:style>
    <style:style style:name="P11" style:family="paragraph" style:parent-style-name="Heading_20_2">
      <style:text-properties fo:font-weight="bold" officeooo:rsid="001759da" officeooo:paragraph-rsid="001759da" style:font-weight-asian="bold" style:font-weight-complex="bold"/>
    </style:style>
    <style:style style:name="P12" style:family="paragraph" style:parent-style-name="Standard">
      <style:paragraph-properties fo:margin-left="3.4445in" fo:margin-right="0in" fo:margin-top="0in" fo:margin-bottom="0.0835in" style:contextual-spacing="false" fo:line-height="100%" fo:text-align="start" style:justify-single-word="false" fo:text-indent="0.0555in" style:auto-text-indent="false" fo:padding="0in" fo:border="none"/>
      <style:text-properties style:font-name="Times New Roman1" fo:font-size="14pt" fo:background-color="#ffffff" style:font-name-asian="Times New Roman2" style:font-size-asian="14pt" style:font-name-complex="Times New Roman2" style:font-size-complex="14pt"/>
    </style:style>
    <style:style style:name="P13" style:family="paragraph" style:parent-style-name="Standard">
      <style:paragraph-properties fo:margin-left="3.4445in" fo:margin-right="0in" fo:margin-top="0in" fo:margin-bottom="0.0835in" style:contextual-spacing="false" fo:line-height="100%" fo:text-align="start" style:justify-single-word="false" fo:text-indent="0.0555in" style:auto-text-indent="false" fo:padding="0in" fo:border="none"/>
      <style:text-properties style:font-name="Times New Roman1" fo:font-size="14pt" officeooo:rsid="001759da" officeooo:paragraph-rsid="001759da" fo:background-color="#ffffff" style:font-name-asian="Times New Roman2" style:font-size-asian="14pt" style:font-name-complex="Times New Roman2" style:font-size-complex="14pt"/>
    </style:style>
    <style:style style:name="P14" style:family="paragraph" style:parent-style-name="Heading_20_1">
      <style:text-properties fo:font-weight="bold" officeooo:rsid="001759da" officeooo:paragraph-rsid="001759da" style:font-weight-asian="bold" style:font-weight-complex="bold"/>
    </style:style>
    <style:style style:name="P15" style:family="paragraph" style:parent-style-name="Heading_20_2">
      <style:text-properties officeooo:paragraph-rsid="001c5871"/>
    </style:style>
    <style:style style:name="P16" style:family="paragraph" style:parent-style-name="Heading_20_2">
      <style:text-properties fo:font-weight="bold" officeooo:rsid="001afee6" officeooo:paragraph-rsid="002e32b0" style:font-weight-asian="bold" style:font-weight-complex="bold"/>
    </style:style>
    <style:style style:name="P17" style:family="paragraph" style:parent-style-name="Standard">
      <style:text-properties officeooo:rsid="0017f08a" officeooo:paragraph-rsid="001759da"/>
    </style:style>
    <style:style style:name="P18" style:family="paragraph" style:parent-style-name="Standard">
      <style:text-properties fo:font-weight="normal" style:font-weight-asian="normal" style:font-weight-complex="normal"/>
    </style:style>
    <style:style style:name="P19" style:family="paragraph" style:parent-style-name="Standard">
      <style:text-properties fo:font-weight="normal" officeooo:rsid="00207721" officeooo:paragraph-rsid="00207721" style:font-weight-asian="normal" style:font-weight-complex="normal"/>
    </style:style>
    <style:style style:name="P20" style:family="paragraph" style:parent-style-name="Standard">
      <style:text-properties fo:font-weight="normal" officeooo:rsid="002c272f" officeooo:paragraph-rsid="002c272f" style:font-weight-asian="normal" style:font-weight-complex="normal"/>
    </style:style>
    <style:style style:name="P21" style:family="paragraph" style:parent-style-name="Standard">
      <style:text-properties fo:font-weight="normal" officeooo:rsid="001afee6" officeooo:paragraph-rsid="003018ee" style:font-weight-asian="normal" style:font-weight-complex="normal"/>
    </style:style>
    <style:style style:name="P22" style:family="paragraph" style:parent-style-name="Standard">
      <style:text-properties fo:font-weight="normal" officeooo:rsid="002e32b0" officeooo:paragraph-rsid="002e32b0" style:font-weight-asian="normal" style:font-weight-complex="normal"/>
    </style:style>
    <style:style style:name="P23" style:family="paragraph" style:parent-style-name="Standard">
      <style:text-properties fo:font-weight="normal" officeooo:rsid="003018ee" officeooo:paragraph-rsid="003018ee" style:font-weight-asian="normal" style:font-weight-complex="normal"/>
    </style:style>
    <style:style style:name="P24" style:family="paragraph" style:parent-style-name="Standard">
      <style:text-properties fo:font-weight="normal" officeooo:rsid="001b892d" officeooo:paragraph-rsid="001c5871" style:font-weight-asian="normal" style:font-weight-complex="normal"/>
    </style:style>
    <style:style style:name="P25" style:family="paragraph" style:parent-style-name="Standard">
      <style:text-properties fo:font-weight="normal" officeooo:rsid="00316f56" officeooo:paragraph-rsid="00316f56" style:font-weight-asian="normal" style:font-weight-complex="normal"/>
    </style:style>
    <style:style style:name="P26" style:family="paragraph" style:parent-style-name="Standard" style:list-style-name="L1">
      <style:text-properties fo:font-weight="normal" officeooo:rsid="00316f56" officeooo:paragraph-rsid="00316f56" style:font-weight-asian="normal" style:font-weight-complex="normal"/>
    </style:style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Standard">
      <style:text-properties fo:font-weight="bold" officeooo:rsid="002c272f" officeooo:paragraph-rsid="002c272f" style:font-weight-asian="bold" style:font-weight-complex="bold"/>
    </style:style>
    <style:style style:name="P29" style:family="paragraph" style:parent-style-name="Standard">
      <style:text-properties fo:font-weight="bold" officeooo:rsid="003018ee" officeooo:paragraph-rsid="003018ee" style:font-weight-asian="bold" style:font-weight-complex="bold"/>
    </style:style>
    <style:style style:name="P30" style:family="paragraph" style:parent-style-name="Standard">
      <style:text-properties fo:font-size="16pt" fo:font-weight="bold" officeooo:rsid="001759da" officeooo:paragraph-rsid="002c272f" style:font-size-asian="16pt" style:font-weight-asian="bold" style:font-size-complex="16pt" style:font-weight-complex="bold"/>
    </style:style>
    <style:style style:name="P31" style:family="paragraph" style:parent-style-name="Standard">
      <style:text-properties fo:font-size="16pt" fo:font-weight="bold" officeooo:rsid="001c5871" officeooo:paragraph-rsid="0030c202" style:font-size-asian="16pt" style:font-weight-asian="bold" style:font-size-complex="16pt" style:font-weight-complex="bold"/>
    </style:style>
    <style:style style:name="P32" style:family="paragraph" style:parent-style-name="Standard">
      <style:text-properties officeooo:rsid="003018ee" officeooo:paragraph-rsid="003018ee"/>
    </style:style>
    <style:style style:name="P33" style:family="paragraph" style:parent-style-name="Standard">
      <style:text-properties fo:color="#c9211e" loext:opacity="100%"/>
    </style:style>
    <style:style style:name="P34" style:family="paragraph" style:parent-style-name="Standard">
      <style:text-properties fo:color="#c9211e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officeooo:rsid="00316f56" officeooo:paragraph-rsid="00316f56"/>
    </style:style>
    <style:style style:name="P36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1" fo:font-size="20pt" fo:font-weight="bold" officeooo:rsid="002c272f" officeooo:paragraph-rsid="002c272f" fo:background-color="#ffffff" style:font-name-asian="Times New Roman2" style:font-size-asian="20pt" style:font-weight-asian="bold" style:font-name-complex="Times New Roman2" style:font-size-complex="20pt"/>
    </style:style>
    <style:style style:name="P37" style:family="paragraph" style:parent-style-name="Standard" style:master-pag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style:page-number="1" fo:padding="0in" fo:border="none"/>
      <style:text-properties style:font-name="Times New Roman1" fo:font-size="14pt" fo:font-weight="bold" fo:background-color="#ffffff" style:font-name-asian="Times New Roman2" style:font-size-asian="14pt" style:font-weight-asian="bold" style:font-name-complex="Times New Roman2" style:font-size-complex="14pt"/>
    </style:style>
    <style:style style:name="P38" style:family="paragraph" style:parent-style-name="Standard">
      <style:paragraph-properties fo:break-before="page"/>
      <style:text-properties officeooo:rsid="003018ee" officeooo:paragraph-rsid="003018ee"/>
    </style:style>
    <style:style style:name="P39" style:family="paragraph" style:parent-style-name="Table_20_Contents">
      <style:text-properties fo:color="#000000" loext:opacity="100%" style:font-name="Times New Roman" fo:font-size="12pt" fo:font-weight="bold" officeooo:paragraph-rsid="002e32b0"/>
    </style:style>
    <style:style style:name="P40" style:family="paragraph" style:parent-style-name="Table_20_Contents">
      <style:text-properties fo:color="#000000" loext:opacity="100%" style:font-name="Times New Roman" fo:font-size="12pt" fo:font-weight="normal" officeooo:paragraph-rsid="002e32b0"/>
    </style:style>
    <style:style style:name="P41" style:family="paragraph" style:parent-style-name="Table_20_Contents">
      <style:text-properties style:font-name="Times New Roman" fo:font-size="12pt" fo:font-weight="bold" officeooo:paragraph-rsid="002e32b0"/>
    </style:style>
    <style:style style:name="P42" style:family="paragraph" style:parent-style-name="Table_20_Contents">
      <style:text-properties style:font-name="Times New Roman" fo:font-size="12pt" fo:font-weight="normal" officeooo:paragraph-rsid="002e32b0"/>
    </style:style>
    <style:style style:name="P43" style:family="paragraph" style:parent-style-name="Table_20_Contents">
      <style:text-properties style:font-name="Times New Roman" fo:font-size="12pt" fo:font-weight="normal" officeooo:rsid="002e32b0" officeooo:paragraph-rsid="002e32b0"/>
    </style:style>
    <style:style style:name="T1" style:family="text">
      <style:text-properties officeooo:rsid="00162a38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62a38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c5871" style:font-weight-asian="bold" style:font-weight-complex="bold"/>
    </style:style>
    <style:style style:name="T6" style:family="text">
      <style:text-properties fo:font-weight="bold" officeooo:rsid="002a7e03" style:font-weight-asian="bold" style:font-weight-complex="bold"/>
    </style:style>
    <style:style style:name="T7" style:family="text">
      <style:text-properties fo:font-weight="bold" officeooo:rsid="003018ee" style:font-weight-asian="bold" style:font-weight-complex="bold"/>
    </style:style>
    <style:style style:name="T8" style:family="text">
      <style:text-properties fo:font-weight="bold" officeooo:rsid="0030c202" style:font-weight-asian="bold" style:font-weight-complex="bold"/>
    </style:style>
    <style:style style:name="T9" style:family="text">
      <style:text-properties fo:font-weight="bold" officeooo:rsid="002bcc2c" style:font-weight-asian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7a8f8" style:font-weight-asian="normal" style:font-weight-complex="normal"/>
    </style:style>
    <style:style style:name="T12" style:family="text">
      <style:text-properties officeooo:rsid="001f523b"/>
    </style:style>
    <style:style style:name="T13" style:family="text">
      <style:text-properties officeooo:rsid="002c272f"/>
    </style:style>
    <style:style style:name="T14" style:family="text">
      <style:text-properties fo:language="en" fo:country="US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style:font-name="Times New Roman1" fo:font-size="14pt" officeooo:rsid="0007430e" style:font-size-asian="14pt" style:font-name-complex="Times New Roman2" style:font-size-complex="14pt"/>
    </style:style>
    <style:style style:name="T17" style:family="text">
      <style:text-properties fo:color="#c9211e" loext: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Московский авиационный институт</text:p>
      <text:p text:style-name="P4">(Национальный исследовательский университет)</text:p>
      <text:p text:style-name="P7"/>
      <text:p text:style-name="P8">Факультет <text:span text:style-name="T1">и</text:span>нформационны<text:span text:style-name="T1">х </text:span>технологи<text:span text:style-name="T1">й</text:span> и прикладн<text:span text:style-name="T1">ой </text:span>математик<text:span text:style-name="T1">и</text:span></text:p>
      <text:p text:style-name="P8"/>
      <text:p text:style-name="P8">Кафедра <text:span text:style-name="T1">в</text:span>ычислительн<text:span text:style-name="T1">ой</text:span> математик<text:span text:style-name="T1">и</text:span> и <text:s/>программировани<text:span text:style-name="T1">я</text:span> </text:p>
      <text:p text:style-name="P7"><text:s text:c="2"/></text:p>
      <text:p text:style-name="P1"><text:s/></text:p>
      <text:p text:style-name="P1"><text:s/></text:p>
      <text:p text:style-name="P1"><text:s/></text:p>
      <text:p text:style-name="P1"><text:s/></text:p>
      <text:p text:style-name="P5"><text:span text:style-name="T2">Лабораторная работа № </text:span><text:span text:style-name="T9">4</text:span><text:span text:style-name="T3"> по курсу «Операционные системы»</text:span></text:p>
      <text:p text:style-name="P36">Вариант 7</text:p>
      <text:p text:style-name="P1"/>
      <text:p text:style-name="P6"><text:s/></text:p>
      <text:p text:style-name="P6"><text:s/></text:p>
      <text:p text:style-name="P1"><text:s/></text:p>
      <text:p text:style-name="P12">Студент: Саженов Константин Станиславович</text:p>
      <text:p text:style-name="P12">Группа: 8<text:span text:style-name="T12">О</text:span>-208</text:p>
      <text:p text:style-name="P12">Преподаватель: <text:span text:style-name="T1">Е. С. Миронов</text:span></text:p>
      <text:p text:style-name="P13">Вариант: 7</text:p>
      <text:p text:style-name="P12">Дата:</text:p>
      <text:p text:style-name="P12">Оценка:</text:p>
      <text:p text:style-name="P3"/>
      <text:p text:style-name="P3"/>
      <text:p text:style-name="P3"/>
      <text:p text:style-name="P3"/>
      <text:p text:style-name="P1"/>
      <text:p text:style-name="P14"><text:soft-page-break/>Лабораторная работа №<text:span text:style-name="T13">4</text:span></text:p>
      <text:p text:style-name="P11">1 <text:span text:style-name="T15">Описание</text:span></text:p>
      <text:p text:style-name="P9">Данная лабораторная работа будет выполняться в ОС Unix.</text:p>
      <text:p text:style-name="P9"/>
      <text:p text:style-name="P20">В данной работе требуется изучить основы принципов работы с файловыми системами, а также приобритение практических навыков в обеспечении обмена данными между процессами посредством технологии «<text:span text:style-name="T14">File</text:span> <text:span text:style-name="T14">mapping</text:span>».</text:p>
      <text:p text:style-name="P17"><text:span text:style-name="T11"/></text:p>
      <text:p text:style-name="P28">Задание:</text:p>
      <text:p text:style-name="P20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memory-mapped files).</text:p>
      <text:p text:style-name="P20">Необходимо обрабатывать системные ошибки, которые могут возникнуть в результате работы.</text:p>
      <text:p text:style-name="P20"/>
      <text:p text:style-name="P28">Группа вариантов № 2:</text:p>
      <text:p text:style-name="P20">Родительский процесс создает дочерний процесс. Первой строчкой пользователь в консоль родительского процесса вводит имя файла, которое будет использовано для открытия файла с таким именем на чтение. Стандартный поток ввода дочернего процесса переопределяется открытым файлом. Дочерний процесс читает команды из стандартного потока ввода. Стандартный поток вывода дочернего процесса перенаправляется в pipe1. Родительский процесс читает из pipe1 и прочитанное выводит в свой стандартный поток вывода. Родительский и дочерний процесс должны быть представлены разными программами. </text:p>
      <text:p text:style-name="P20"/>
      <text:p text:style-name="P28">Вариант № 2:</text:p>
      <text:p text:style-name="P20">В файле записаны команды вида: «число число число&lt;endline&gt;». Дочерний процесс считает их сумму и выводит результат в стандартный поток вывода. Числа имеют тип float.</text:p>
      <text:p text:style-name="P20"/>
      <text:p text:style-name="P30">2 Метод решения</text:p>
      <text:p text:style-name="P22">Используемые системные вызовы:</text:p>
      <table:table table:name="Table2" table:style-name="Table2">
        <table:table-column table:style-name="Table2.A"/>
        <table:table-column table:style-name="Table2.B"/>
        <table:table-row table:style-name="TableLine94814798695664">
          <table:table-cell table:style-name="Table2.A1" office:value-type="string">
            <text:p text:style-name="P39">void exit(int status);</text:p>
          </table:table-cell>
          <table:table-cell table:style-name="Table2.B1" office:value-type="string">
            <text:p text:style-name="P40">Функция exit() приводит к обычному завершению программы, и величина status &amp; 0377 (least significant byte of status) возвращается процессу-родителю.</text:p>
          </table:table-cell>
        </table:table-row>
        <table:table-row table:style-name="TableLine94814738556336">
          <table:table-cell table:style-name="Table2.A2" office:value-type="string">
            <text:p text:style-name="P39">pid_t fork(void);</text:p>
          </table:table-cell>
          <table:table-cell table:style-name="Table2.B2" office:value-type="string">
            <text:p text:style-name="P40">fork создает процесс-потомок, который отличается от родительского только значениями PID (идентификатор процесса) и PPID (идентификатор родительского процесса), а также тем фактом, что <text:soft-page-break/>счетчики использования ресурсов установлены в 0. Блокировки файлов и сигналы, ожидающие обработки, не наследуются.</text:p>
          </table:table-cell>
        </table:table-row>
        <table:table-row table:style-name="TableLine94814774670448">
          <table:table-cell table:style-name="Table2.A2" office:value-type="string">
            <text:p text:style-name="P39">int close(int fd);</text:p>
          </table:table-cell>
          <table:table-cell table:style-name="Table2.B2" office:value-type="string">
            <text:p text:style-name="P40">close закрывает файловый дескриптор, который после этого не ссылается ни на один и файл и может быть использован повторно. Все блокировки, находящиеся на соответствующем файле, снимаются (независимо от того, был ли использован для установки блокировки именно этот файловый дескриптор).</text:p>
          </table:table-cell>
        </table:table-row>
        <table:table-row table:style-name="TableLine94814677858496">
          <table:table-cell table:style-name="Table2.A2" office:value-type="string">
            <text:p text:style-name="P39">int open(const char *pathname, int flags, mode_t mode);</text:p>
          </table:table-cell>
          <table:table-cell table:style-name="Table2.B2" office:value-type="string">
            <text:p text:style-name="P40">Вызов open() используется, чтобы преобразовать путь к файлу в описатель файла. Если системный вызов завершается успешно, возвращенный файловый описатель является наименьшим описателем, который еще не открыт процессом. Новый описатель файла будет оставаться открытым при выполнении функции exec(2). Указатель устанавливается в начале файла.</text:p>
          </table:table-cell>
        </table:table-row>
        <table:table-row table:style-name="TableLine94814796100208">
          <table:table-cell table:style-name="Table2.A2" office:value-type="string">
            <text:p text:style-name="P39">pid_t waitpid(pid_t pid, int *status, int options);</text:p>
          </table:table-cell>
          <table:table-cell table:style-name="Table2.B2" office:value-type="string">
            <text:p text:style-name="P40">Функция waitpid приостанавливает выполнение текущего процесса до тех пор, пока дочерний процесс, указанный в параметре pid, не завершит выполнение, или пока не появится сигнал, который либо завершает текущий процесс либо требует вызвать функцию-обработчик.</text:p>
          </table:table-cell>
        </table:table-row>
        <table:table-row table:style-name="TableLine94814766876880">
          <table:table-cell table:style-name="Table2.A2" office:value-type="string">
            <text:p text:style-name="P41">int open(const char *pathname, int flags);</text:p>
          </table:table-cell>
          <table:table-cell table:style-name="Table2.B2" office:value-type="string">
            <text:p text:style-name="P42">Вызов open() используется, чтобы преобразовать путь к файлу в описатель файла (небольшое неотрицательно целое число, которое используется с вызовами read, write и т.п. при последующем вводе-выводе).</text:p>
          </table:table-cell>
        </table:table-row>
        <table:table-row table:style-name="TableLine94814696466688">
          <table:table-cell table:style-name="Table2.A2" office:value-type="string">
            <text:p text:style-name="P41">int fstat(int filedes, struct stat *buf);</text:p>
          </table:table-cell>
          <table:table-cell table:style-name="Table2.B2" office:value-type="string">
            <text:p text:style-name="P42">fstat идентична stat, только возвращается информация об открытом файле, на который указывает filedes (возвращаемый open(2)), а не о file_name.</text:p>
          </table:table-cell>
        </table:table-row>
        <table:table-row table:style-name="Table2.8">
          <table:table-cell table:style-name="Table2.A2" office:value-type="string">
            <text:p text:style-name="P41">void * mmap(void *start, size_t length, int prot , int flags, int fd, off_t offset);</text:p>
          </table:table-cell>
          <table:table-cell table:style-name="Table2.B2" office:value-type="string">
            <text:p text:style-name="P42">Функция mmap отражает length байтов, начиная со смещения offset файла (или другого объекта), определенного файловым описателем fd, в память, начиная с адреса start. Последний параметр (адрес) необязателен, и обычно бывает равен 0. </text:p>
          </table:table-cell>
        </table:table-row>
        <table:table-row table:style-name="Table2.9">
          <table:table-cell table:style-name="Table2.A2" office:value-type="string">
            <text:p text:style-name="P41">int munmap(void *start, size_t length);</text:p>
          </table:table-cell>
          <table:table-cell table:style-name="Table2.B2" office:value-type="string">
            <text:p text:style-name="P42">Функция munmap () удаляет сопоставления для страниц в диапазоне [addr, addr + len), округляя аргумент len до следующего кратного размера страницы, возвращаемого sysconf (3C).</text:p>
          </table:table-cell>
        </table:table-row>
        <table:table-row table:style-name="Table2.10">
          <table:table-cell table:style-name="Table2.A2" office:value-type="string">
            <text:p text:style-name="P41">sem_t* sem_open(const char *name, int oflag, mode_t mode, unsigned int value);</text:p>
          </table:table-cell>
          <table:table-cell table:style-name="Table2.B2" office:value-type="string">
            <text:p text:style-name="P43"><text:s/>Создает новый POSIX именнованный семафор или открывает уже существующий. name – название семафора, mode – такие же, как и у обычного файла, oflag – позволяет задавать права доступа к семафору, value – значение семафора по умолчанию.</text:p>
          </table:table-cell>
        </table:table-row>
      </table:table>
      <text:p text:style-name="P38">Программа запускается без ключей, затем просит пользователя ввести файл, откуда считыать данные. Затем происходит создание файла, который будет использован для создания file mapping-а. Затем для проверки существования открывается файл, откуда будут считываться данные. Затем она создает новый именованный семафор для того, чтобы синхронизировать обмен данными между дочерним и родительским процессом.</text:p>
      <text:p text:style-name="P32">После этого происходит, собственно, сам процесс mmap в ранее открытый файл. Затем происходит очистка буфера, <text:s/>очистка семафора, если он уже был создан до этого и создание дочернего процесса. Перед execl-ем дочернего процесса происходит очистка всех буферов, mmaping-ов и семафоров. В родительском процессе в обрабатывающем цикле происходит считывание семафора, его значения и, если семафор открыт, происходит считывание данных, иначе ожидание. В дочернем процессе в обрабатывающем цикле также просиходит ожидание освобождения семафора, затем обработка данных и освобождение семафора для считывания данных родителем. После всех считываний в mmap отправляется терминальный символ и родитель ожидает завершения процесса ребенка, после чего закрывает семафоры и отзывает mmap, используя системный вызов munmap.</text:p>
      <text:p text:style-name="P16"><text:span text:style-name="T13">3</text:span> Исходный код</text:p>
      <text:p text:style-name="P21"><text:span text:style-name="Source_20_Text"><text:span text:style-name="T7">shrmem.h:</text:span></text:span></text:p>
      <text:p text:style-name="P21"><text:span text:style-name="Source_20_Text">//</text:span></text:p>
      <text:p text:style-name="P21"><text:span text:style-name="Source_20_Text">// Created by sakost on 27.11.2020.</text:span></text:p>
      <text:p text:style-name="P21"><text:span text:style-name="Source_20_Text">//</text:span></text:p>
      <text:p text:style-name="P21"><text:span text:style-name="Source_20_Text"/></text:p>
      <text:p text:style-name="P21"><text:span text:style-name="Source_20_Text">#ifndef INC_4_LAB_SHRMEM_H</text:span></text:p>
      <text:p text:style-name="P21"><text:span text:style-name="Source_20_Text">#define INC_4_LAB_SHRMEM_H</text:span></text:p>
      <text:p text:style-name="P21"><text:span text:style-name="Source_20_Text"/></text:p>
      <text:p text:style-name="P21"><text:span text:style-name="Source_20_Text"/></text:p>
      <text:p text:style-name="P21"><text:span text:style-name="Source_20_Text">#include &lt;fcntl.h&gt;</text:span></text:p>
      <text:p text:style-name="P21"><text:span text:style-name="Source_20_Text"/></text:p>
      <text:p text:style-name="P21"><text:span text:style-name="Source_20_Text">const size_t map_size = 4096;</text:span></text:p>
      <text:p text:style-name="P21"><text:span text:style-name="Source_20_Text"/></text:p>
      <text:p text:style-name="P21"><text:span text:style-name="Source_20_Text">const char * BackingFile = "os_lab4.back";</text:span></text:p>
      <text:p text:style-name="P21"><text:span text:style-name="Source_20_Text">const char * SemaphoreName = "os_lab4.semaphore";</text:span></text:p>
      <text:p text:style-name="P21"><text:span text:style-name="Source_20_Text">unsigned AccessPerms = S_IWUSR | S_IRUSR | S_IRGRP | S_IROTH;</text:span></text:p>
      <text:p text:style-name="P21"><text:span text:style-name="Source_20_Text"/></text:p>
      <text:p text:style-name="P21"><text:span text:style-name="Source_20_Text"/></text:p>
      <text:p text:style-name="P21"><text:span text:style-name="Source_20_Text">#endif //INC_4_LAB_SHRMEM_H</text:span></text:p>
      <text:p text:style-name="P21"><text:span text:style-name="Source_20_Text"/></text:p>
      <text:p text:style-name="P21"><text:span text:style-name="Source_20_Text"><text:span text:style-name="T7">parent.c:</text:span></text:span></text:p>
      <text:p text:style-name="P21">#include &lt;stdio.h&gt;</text:p>
      <text:p text:style-name="P21">#include &lt;unistd.h&gt;</text:p>
      <text:p text:style-name="P21">#include &lt;stdlib.h&gt;</text:p>
      <text:p text:style-name="P21">#include &lt;string.h&gt;</text:p>
      <text:p text:style-name="P21"/>
      <text:p text:style-name="P21"><text:soft-page-break/>#include &lt;sys/wait.h&gt;</text:p>
      <text:p text:style-name="P21">#include &lt;sys/mman.h&gt;</text:p>
      <text:p text:style-name="P21">#include &lt;fcntl.h&gt;</text:p>
      <text:p text:style-name="P21">#include &lt;semaphore.h&gt;</text:p>
      <text:p text:style-name="P21">#include &lt;stdbool.h&gt;</text:p>
      <text:p text:style-name="P21"/>
      <text:p text:style-name="P21"/>
      <text:p text:style-name="P21">#include "shrmem.h"</text:p>
      <text:p text:style-name="P21"/>
      <text:p text:style-name="P21"/>
      <text:p text:style-name="P21">int main(int argc, char* argv[]) {</text:p>
      <text:p text:style-name="P21"><text:s text:c="4"/>char *filename = NULL;</text:p>
      <text:p text:style-name="P21"><text:s text:c="4"/>size_t len;</text:p>
      <text:p text:style-name="P21"/>
      <text:p text:style-name="P21"><text:s text:c="4"/>printf("Enter a filename with tests: ");</text:p>
      <text:p text:style-name="P21"><text:s text:c="4"/>if(getline(&amp;filename, &amp;len, stdin) == -1){</text:p>
      <text:p text:style-name="P21"><text:s text:c="8"/>perror("getline");</text:p>
      <text:p text:style-name="P21"><text:s text:c="4"/>}</text:p>
      <text:p text:style-name="P21"/>
      <text:p text:style-name="P21"><text:s text:c="4"/>filename[strlen(filename) - 1] = '\0';</text:p>
      <text:p text:style-name="P21"/>
      <text:p text:style-name="P21"/>
      <text:p text:style-name="P21"><text:s text:c="4"/>int fd = shm_open(BackingFile, O_RDWR | O_CREAT, AccessPerms);</text:p>
      <text:p text:style-name="P21"><text:s text:c="4"/>int file = open(filename, O_RDONLY);</text:p>
      <text:p text:style-name="P21"><text:s text:c="4"/>if (fd == -1 || file == -1) {</text:p>
      <text:p text:style-name="P21"><text:s text:c="8"/>perror("open");</text:p>
      <text:p text:style-name="P21"><text:s text:c="8"/>exit(EXIT_FAILURE);</text:p>
      <text:p text:style-name="P21"><text:s text:c="4"/>}</text:p>
      <text:p text:style-name="P21"/>
      <text:p text:style-name="P21"><text:s text:c="4"/>close(file);</text:p>
      <text:p text:style-name="P21"/>
      <text:p text:style-name="P21"><text:s text:c="4"/>sem_t *semptr = sem_open(SemaphoreName, O_CREAT, AccessPerms, 2);</text:p>
      <text:p text:style-name="P21"><text:s text:c="4"/>if (semptr == SEM_FAILED){</text:p>
      <text:p text:style-name="P21"><text:s text:c="8"/>perror("sem_open");</text:p>
      <text:p text:style-name="P21"><text:s text:c="8"/>exit(EXIT_FAILURE);</text:p>
      <text:p text:style-name="P21"><text:s text:c="4"/>}</text:p>
      <text:p text:style-name="P21"><text:s text:c="4"/>int val;</text:p>
      <text:p text:style-name="P21"/>
      <text:p text:style-name="P21"/>
      <text:p text:style-name="P21"><text:s text:c="4"/>ftruncate(fd, map_size); <text:s/>// resize file up to mmap size</text:p>
      <text:p text:style-name="P21"/>
      <text:p text:style-name="P21"><text:s text:c="4"/>caddr_t memptr = mmap(</text:p>
      <text:p text:style-name="P21"><text:s text:c="12"/>NULL,</text:p>
      <text:p text:style-name="P21"><text:s text:c="12"/>map_size,</text:p>
      <text:p text:style-name="P21"><text:s text:c="12"/>PROT_READ | PROT_WRITE,</text:p>
      <text:p text:style-name="P21"><text:soft-page-break/><text:s text:c="12"/>MAP_SHARED,</text:p>
      <text:p text:style-name="P21"><text:s text:c="12"/>fd,</text:p>
      <text:p text:style-name="P21"><text:s text:c="12"/>0</text:p>
      <text:p text:style-name="P21"><text:s text:c="4"/>);</text:p>
      <text:p text:style-name="P21"/>
      <text:p text:style-name="P21"/>
      <text:p text:style-name="P21"><text:s text:c="4"/>if(memptr == MAP_FAILED){</text:p>
      <text:p text:style-name="P21"><text:s text:c="8"/>perror("mmap");</text:p>
      <text:p text:style-name="P21"><text:s text:c="8"/>exit(EXIT_FAILURE);</text:p>
      <text:p text:style-name="P21"><text:s text:c="4"/>}</text:p>
      <text:p text:style-name="P21"/>
      <text:p text:style-name="P21"><text:s text:c="4"/>if(sem_getvalue(semptr, &amp;val) != 0){</text:p>
      <text:p text:style-name="P21"><text:s text:c="8"/>perror("sem_getvalue");</text:p>
      <text:p text:style-name="P21"><text:s text:c="8"/>exit(EXIT_FAILURE);</text:p>
      <text:p text:style-name="P21"><text:s text:c="4"/>}</text:p>
      <text:p text:style-name="P21"/>
      <text:p text:style-name="P21"><text:s text:c="4"/>memset(memptr, '\0', map_size); // clean shared memory</text:p>
      <text:p text:style-name="P21"/>
      <text:p text:style-name="P21"><text:s text:c="4"/>while(val++ &lt; 2){ // if semaphore already was created, just fill it up to 2</text:p>
      <text:p text:style-name="P21"><text:s text:c="8"/>sem_post(semptr);</text:p>
      <text:p text:style-name="P21"><text:s text:c="4"/>}</text:p>
      <text:p text:style-name="P21"/>
      <text:p text:style-name="P21"><text:s text:c="4"/>pid_t pid = fork();</text:p>
      <text:p text:style-name="P21"/>
      <text:p text:style-name="P21"><text:s text:c="4"/>if(pid == 0){</text:p>
      <text:p text:style-name="P21"><text:s text:c="8"/>munmap(memptr, map_size);</text:p>
      <text:p text:style-name="P21"><text:s text:c="8"/>close(fd);</text:p>
      <text:p text:style-name="P21"><text:s text:c="8"/>sem_close(semptr);</text:p>
      <text:p text:style-name="P21"><text:s text:c="8"/>execl("4_lab_child", "4_lab_child", filename, NULL);</text:p>
      <text:p text:style-name="P21"><text:s text:c="8"/>perror("execl");</text:p>
      <text:p text:style-name="P21"><text:s text:c="8"/>exit(EXIT_FAILURE);</text:p>
      <text:p text:style-name="P21"><text:s text:c="4"/>}</text:p>
      <text:p text:style-name="P21"><text:s text:c="4"/>else if(pid == -1){</text:p>
      <text:p text:style-name="P21"><text:s text:c="8"/>perror("fork");</text:p>
      <text:p text:style-name="P21"><text:s text:c="8"/>exit(EXIT_FAILURE);</text:p>
      <text:p text:style-name="P21"><text:s text:c="4"/>}</text:p>
      <text:p text:style-name="P21"/>
      <text:p text:style-name="P21"/>
      <text:p text:style-name="P21"><text:s text:c="4"/>while (true){</text:p>
      <text:p text:style-name="P21"><text:s text:c="8"/>// get the value of semaphore</text:p>
      <text:p text:style-name="P21"><text:s text:c="8"/>if(sem_getvalue(semptr, &amp;val) != 0){</text:p>
      <text:p text:style-name="P21"><text:s text:c="12"/>perror("sem_getvalue");</text:p>
      <text:p text:style-name="P21"><text:s text:c="12"/>exit(EXIT_FAILURE);</text:p>
      <text:p text:style-name="P21"><text:s text:c="8"/>}</text:p>
      <text:p text:style-name="P21"><text:s text:c="8"/>// if child process seems not to even capture shared memory and semaphore</text:p>
      <text:p text:style-name="P21"><text:soft-page-break/><text:s text:c="8"/>if(val == 2){</text:p>
      <text:p text:style-name="P21"><text:s text:c="12"/>continue;</text:p>
      <text:p text:style-name="P21"><text:s text:c="8"/>}</text:p>
      <text:p text:style-name="P21"><text:s text:c="8"/>// wait for semaphore</text:p>
      <text:p text:style-name="P21"><text:s text:c="8"/>if(sem_wait(semptr) != 0) {</text:p>
      <text:p text:style-name="P21"><text:s text:c="12"/>perror("sem_wait");</text:p>
      <text:p text:style-name="P21"><text:s text:c="12"/>exit(EXIT_FAILURE);</text:p>
      <text:p text:style-name="P21"><text:s text:c="8"/>}</text:p>
      <text:p text:style-name="P21"><text:s text:c="8"/>// just end of input</text:p>
      <text:p text:style-name="P21"><text:s text:c="8"/>if (memptr[0] == EOF) {</text:p>
      <text:p text:style-name="P21"><text:s text:c="12"/>break;</text:p>
      <text:p text:style-name="P21"><text:s text:c="8"/>}</text:p>
      <text:p text:style-name="P21"><text:s text:c="8"/>// if child process didn't write something to shared memory(we too fast locked semaphore), just skip iteration</text:p>
      <text:p text:style-name="P21"><text:s text:c="8"/>if(memptr[0] == '\0'){</text:p>
      <text:p text:style-name="P21"><text:s text:c="12"/>if(sem_post(semptr) != 0){</text:p>
      <text:p text:style-name="P21"><text:s text:c="16"/>perror("sem_post");</text:p>
      <text:p text:style-name="P21"><text:s text:c="16"/>exit(EXIT_FAILURE);</text:p>
      <text:p text:style-name="P21"><text:s text:c="12"/>}</text:p>
      <text:p text:style-name="P21"><text:s text:c="12"/>continue;</text:p>
      <text:p text:style-name="P21"><text:s text:c="8"/>}</text:p>
      <text:p text:style-name="P21"/>
      <text:p text:style-name="P21"><text:s text:c="8"/>char* string = (char*)malloc(strlen(memptr) * sizeof(char));</text:p>
      <text:p text:style-name="P21"><text:s text:c="8"/>// copy data to local storage and clean shared memory</text:p>
      <text:p text:style-name="P21"><text:s text:c="8"/>strcpy(string, memptr);</text:p>
      <text:p text:style-name="P21"><text:s text:c="8"/>memset(memptr, '\0', map_size);</text:p>
      <text:p text:style-name="P21"><text:s text:c="8"/>if(sem_post(semptr) != 0){ // unlock semaphore to let child work</text:p>
      <text:p text:style-name="P21"><text:s text:c="12"/>perror("sem_post");</text:p>
      <text:p text:style-name="P21"><text:s text:c="12"/>exit(EXIT_FAILURE);</text:p>
      <text:p text:style-name="P21"><text:s text:c="8"/>}</text:p>
      <text:p text:style-name="P21"><text:s text:c="8"/>// print the result</text:p>
      <text:p text:style-name="P21"><text:s text:c="8"/>printf("%s\n", string);</text:p>
      <text:p text:style-name="P21"><text:s text:c="8"/>free(string);</text:p>
      <text:p text:style-name="P21"><text:s text:c="4"/>}</text:p>
      <text:p text:style-name="P21"/>
      <text:p text:style-name="P21"/>
      <text:p text:style-name="P21"><text:s text:c="4"/>// some error checks...</text:p>
      <text:p text:style-name="P21"><text:s text:c="4"/>int status;</text:p>
      <text:p text:style-name="P21"><text:s text:c="4"/>if(wait(&amp;status) == -1){</text:p>
      <text:p text:style-name="P21"><text:s text:c="8"/>perror("wait");</text:p>
      <text:p text:style-name="P21"><text:s text:c="8"/>exit(EXIT_FAILURE);</text:p>
      <text:p text:style-name="P21"><text:s text:c="4"/>}</text:p>
      <text:p text:style-name="P21"><text:s text:c="4"/>if(!WIFEXITED(status) || (WIFEXITED(status) &amp;&amp; (WEXITSTATUS(status)) != 0)){</text:p>
      <text:p text:style-name="P21"><text:s text:c="8"/>fprintf(stderr, "Some error occurred in child process\n");</text:p>
      <text:p text:style-name="P21"><text:s text:c="8"/>return 1;</text:p>
      <text:p text:style-name="P21"><text:soft-page-break/><text:s text:c="4"/>}</text:p>
      <text:p text:style-name="P21"/>
      <text:p text:style-name="P21"><text:s text:c="4"/>// cleanup</text:p>
      <text:p text:style-name="P21"><text:s text:c="4"/>if(munmap(memptr, map_size) != 0){</text:p>
      <text:p text:style-name="P21"><text:s text:c="8"/>perror("munmap");</text:p>
      <text:p text:style-name="P21"><text:s text:c="8"/>exit(EXIT_FAILURE);</text:p>
      <text:p text:style-name="P21"><text:s text:c="4"/>}</text:p>
      <text:p text:style-name="P21"/>
      <text:p text:style-name="P21"><text:s text:c="4"/>close(fd);</text:p>
      <text:p text:style-name="P21"><text:s text:c="4"/>if(sem_close(semptr) != 0){</text:p>
      <text:p text:style-name="P21"><text:s text:c="8"/>perror("sem_close");</text:p>
      <text:p text:style-name="P21"><text:s text:c="8"/>exit(EXIT_FAILURE);</text:p>
      <text:p text:style-name="P21"><text:s text:c="4"/>}</text:p>
      <text:p text:style-name="P21"><text:s text:c="4"/>if(shm_unlink(BackingFile) != 0){</text:p>
      <text:p text:style-name="P21"><text:s text:c="8"/>perror("shm_unlink");</text:p>
      <text:p text:style-name="P21"><text:s text:c="8"/>exit(EXIT_FAILURE);</text:p>
      <text:p text:style-name="P21"><text:s text:c="4"/>}</text:p>
      <text:p text:style-name="P21"/>
      <text:p text:style-name="P21"><text:s text:c="4"/>return 0;</text:p>
      <text:p text:style-name="P21">}</text:p>
      <text:p text:style-name="P21"/>
      <text:p text:style-name="P29">child.c:</text:p>
      <text:p text:style-name="P23">//</text:p>
      <text:p text:style-name="P23">// Created by sakost on 23.09.2020.</text:p>
      <text:p text:style-name="P23">//</text:p>
      <text:p text:style-name="P23">#include &lt;stdio.h&gt;</text:p>
      <text:p text:style-name="P23">#include &lt;assert.h&gt;</text:p>
      <text:p text:style-name="P23">#include &lt;stdlib.h&gt;</text:p>
      <text:p text:style-name="P23">#include &lt;fcntl.h&gt;</text:p>
      <text:p text:style-name="P23">#include &lt;sys/mman.h&gt;</text:p>
      <text:p text:style-name="P23">#include &lt;string.h&gt;</text:p>
      <text:p text:style-name="P23">#include &lt;semaphore.h&gt;</text:p>
      <text:p text:style-name="P23">#include &lt;stdbool.h&gt;</text:p>
      <text:p text:style-name="P23"/>
      <text:p text:style-name="P23">#include "shrmem.h"</text:p>
      <text:p text:style-name="P23"/>
      <text:p text:style-name="P23">void send_parent(caddr_t memptr, sem_t* semptr, const char *empty_string, double res){</text:p>
      <text:p text:style-name="P23"><text:s text:c="4"/>while(true) {</text:p>
      <text:p text:style-name="P23"><text:s text:c="8"/>if (sem_wait(semptr) == 0) {</text:p>
      <text:p text:style-name="P23"><text:s text:c="12"/>if(strcmp(memptr, empty_string) != 0) {</text:p>
      <text:p text:style-name="P23"><text:s text:c="16"/>if (sem_post(semptr) != 0) {</text:p>
      <text:p text:style-name="P23"><text:s text:c="20"/>perror("sem_post");</text:p>
      <text:p text:style-name="P23"><text:s text:c="20"/>exit(EXIT_FAILURE);</text:p>
      <text:p text:style-name="P23"><text:s text:c="16"/>}</text:p>
      <text:p text:style-name="P23"><text:s text:c="16"/>continue;</text:p>
      <text:p text:style-name="P23"><text:soft-page-break/><text:s text:c="12"/>}</text:p>
      <text:p text:style-name="P23"><text:s text:c="12"/>sprintf(memptr, "%lf\n", res);</text:p>
      <text:p text:style-name="P23"><text:s text:c="12"/>if (sem_post(semptr) != 0) {</text:p>
      <text:p text:style-name="P23"><text:s text:c="16"/>perror("sem_post");</text:p>
      <text:p text:style-name="P23"><text:s text:c="16"/>exit(EXIT_FAILURE);</text:p>
      <text:p text:style-name="P23"><text:s text:c="12"/>}</text:p>
      <text:p text:style-name="P23"><text:s text:c="12"/>break;</text:p>
      <text:p text:style-name="P23"><text:s text:c="8"/>} else {</text:p>
      <text:p text:style-name="P23"><text:s text:c="12"/>perror("sem_wait");</text:p>
      <text:p text:style-name="P23"><text:s text:c="12"/>exit(EXIT_FAILURE);</text:p>
      <text:p text:style-name="P23"><text:s text:c="8"/>}</text:p>
      <text:p text:style-name="P23"><text:s text:c="4"/>}</text:p>
      <text:p text:style-name="P23">}</text:p>
      <text:p text:style-name="P23"/>
      <text:p text:style-name="P23"/>
      <text:p text:style-name="P23"/>
      <text:p text:style-name="P23">double m_eps (void)</text:p>
      <text:p text:style-name="P23">{</text:p>
      <text:p text:style-name="P23"><text:s text:c="4"/>double e = 1.0;</text:p>
      <text:p text:style-name="P23"><text:s text:c="4"/>while (1.0 + e / 2.0 &gt; 1.0) e /= 2.0;</text:p>
      <text:p text:style-name="P23"><text:s text:c="4"/>return e;</text:p>
      <text:p text:style-name="P23">}</text:p>
      <text:p text:style-name="P23"/>
      <text:p text:style-name="P23"/>
      <text:p text:style-name="P23">int main(int argc, char **argv){</text:p>
      <text:p text:style-name="P23"><text:s text:c="4"/>const double eps = m_eps();</text:p>
      <text:p text:style-name="P23"><text:s text:c="4"/>double a;</text:p>
      <text:p text:style-name="P23"><text:s text:c="4"/>char c;</text:p>
      <text:p text:style-name="P23"><text:s text:c="4"/>double res = 0;</text:p>
      <text:p text:style-name="P23"/>
      <text:p text:style-name="P23"><text:s text:c="4"/>assert(argc == 2);</text:p>
      <text:p text:style-name="P23"/>
      <text:p text:style-name="P23"><text:s text:c="4"/>char * empty_string = malloc(sizeof(char) * map_size);</text:p>
      <text:p text:style-name="P23"><text:s text:c="4"/>memset(empty_string, '\0', map_size);</text:p>
      <text:p text:style-name="P23"/>
      <text:p text:style-name="P23"><text:s text:c="4"/>const char *filename = argv[1];</text:p>
      <text:p text:style-name="P23"/>
      <text:p text:style-name="P23"><text:s text:c="4"/>FILE *file = fopen(filename, "r");</text:p>
      <text:p text:style-name="P23"><text:s text:c="4"/>int map_fd = shm_open(BackingFile, O_RDWR, AccessPerms);</text:p>
      <text:p text:style-name="P23"><text:s text:c="4"/>if(map_fd &lt; 0){</text:p>
      <text:p text:style-name="P23"><text:s text:c="8"/>perror("shm_open");</text:p>
      <text:p text:style-name="P23"><text:s text:c="8"/>exit(EXIT_FAILURE);</text:p>
      <text:p text:style-name="P23"><text:s text:c="4"/>}</text:p>
      <text:p text:style-name="P23"/>
      <text:p text:style-name="P23"><text:s text:c="4"/>caddr_t memptr = mmap(</text:p>
      <text:p text:style-name="P23"><text:soft-page-break/><text:s text:c="12"/>NULL,</text:p>
      <text:p text:style-name="P23"><text:s text:c="12"/>map_size,</text:p>
      <text:p text:style-name="P23"><text:s text:c="12"/>PROT_READ | PROT_WRITE,</text:p>
      <text:p text:style-name="P23"><text:s text:c="12"/>MAP_SHARED,</text:p>
      <text:p text:style-name="P23"><text:s text:c="12"/>map_fd,</text:p>
      <text:p text:style-name="P23"><text:s text:c="12"/>0</text:p>
      <text:p text:style-name="P23"><text:s text:c="12"/>);</text:p>
      <text:p text:style-name="P23"><text:s text:c="4"/>if(memptr == MAP_FAILED){</text:p>
      <text:p text:style-name="P23"><text:s text:c="8"/>perror("mmap");</text:p>
      <text:p text:style-name="P23"><text:s text:c="8"/>exit(EXIT_FAILURE);</text:p>
      <text:p text:style-name="P23"><text:s text:c="4"/>}</text:p>
      <text:p text:style-name="P23"/>
      <text:p text:style-name="P23"><text:s text:c="4"/>sem_t *semptr = sem_open(SemaphoreName, O_CREAT, AccessPerms, 2);</text:p>
      <text:p text:style-name="P23"/>
      <text:p text:style-name="P23"/>
      <text:p text:style-name="P23"><text:s text:c="4"/>if(semptr == SEM_FAILED){</text:p>
      <text:p text:style-name="P23"><text:s text:c="8"/>perror("semptr");</text:p>
      <text:p text:style-name="P23"><text:s text:c="8"/>exit(EXIT_FAILURE);</text:p>
      <text:p text:style-name="P23"><text:s text:c="4"/>}</text:p>
      <text:p text:style-name="P23"/>
      <text:p text:style-name="P23"><text:s text:c="4"/>if(sem_wait(semptr) != 0){</text:p>
      <text:p text:style-name="P23"><text:s text:c="8"/>perror("sem_wait");</text:p>
      <text:p text:style-name="P23"><text:s text:c="8"/>exit(EXIT_FAILURE);</text:p>
      <text:p text:style-name="P23"><text:s text:c="4"/>}</text:p>
      <text:p text:style-name="P23"/>
      <text:p text:style-name="P23"/>
      <text:p text:style-name="P23"><text:s text:c="4"/>while(fscanf(file,"%lf%c", &amp;a, &amp;c) != EOF) {</text:p>
      <text:p text:style-name="P23"><text:s text:c="8"/>res += a;</text:p>
      <text:p text:style-name="P23"><text:s text:c="8"/>if(c == '\n') {</text:p>
      <text:p text:style-name="P23"><text:s text:c="12"/>send_parent(memptr, semptr, empty_string, res);</text:p>
      <text:p text:style-name="P23"><text:s text:c="12"/>res = 0.;</text:p>
      <text:p text:style-name="P23"><text:s text:c="12"/>continue;</text:p>
      <text:p text:style-name="P23"><text:s text:c="8"/>}</text:p>
      <text:p text:style-name="P23"><text:s text:c="4"/>}</text:p>
      <text:p text:style-name="P23"/>
      <text:p text:style-name="P23"><text:s text:c="4"/>if(!(res &lt; eps &amp;&amp; res &gt; -eps))</text:p>
      <text:p text:style-name="P23"><text:s text:c="8"/>send_parent(memptr, semptr, empty_string, res);</text:p>
      <text:p text:style-name="P23"/>
      <text:p text:style-name="P23"/>
      <text:p text:style-name="P23"><text:s text:c="4"/>while(true) {</text:p>
      <text:p text:style-name="P23"><text:s text:c="8"/>if (sem_wait(semptr) == 0) {</text:p>
      <text:p text:style-name="P23"><text:s text:c="12"/>if(strcmp(memptr, empty_string) != 0) {</text:p>
      <text:p text:style-name="P23"><text:s text:c="16"/>if (sem_post(semptr) != 0) {</text:p>
      <text:p text:style-name="P23"><text:s text:c="20"/>perror("sem_post");</text:p>
      <text:p text:style-name="P23"><text:s text:c="20"/>exit(EXIT_FAILURE);</text:p>
      <text:p text:style-name="P23"><text:soft-page-break/><text:s text:c="16"/>}</text:p>
      <text:p text:style-name="P23"><text:s text:c="16"/>continue;</text:p>
      <text:p text:style-name="P23"><text:s text:c="12"/>}</text:p>
      <text:p text:style-name="P23"><text:s text:c="12"/>memptr[0] = EOF;</text:p>
      <text:p text:style-name="P23"><text:s text:c="12"/>if (sem_post(semptr) != 0) {</text:p>
      <text:p text:style-name="P23"><text:s text:c="16"/>perror("sem_post");</text:p>
      <text:p text:style-name="P23"><text:s text:c="16"/>exit(EXIT_FAILURE);</text:p>
      <text:p text:style-name="P23"><text:s text:c="12"/>}</text:p>
      <text:p text:style-name="P23"><text:s text:c="12"/>break;</text:p>
      <text:p text:style-name="P23"><text:s text:c="8"/>} else {</text:p>
      <text:p text:style-name="P23"><text:s text:c="12"/>perror("sem_wait");</text:p>
      <text:p text:style-name="P23"><text:s text:c="12"/>exit(EXIT_FAILURE);</text:p>
      <text:p text:style-name="P23"><text:s text:c="8"/>}</text:p>
      <text:p text:style-name="P23"><text:s text:c="4"/>}</text:p>
      <text:p text:style-name="P23"/>
      <text:p text:style-name="P23"><text:s text:c="4"/>if(munmap(memptr, map_size) != 0){</text:p>
      <text:p text:style-name="P23"><text:s text:c="8"/>perror("munmap");</text:p>
      <text:p text:style-name="P23"><text:s text:c="8"/>exit(EXIT_FAILURE);</text:p>
      <text:p text:style-name="P23"><text:s text:c="4"/>}</text:p>
      <text:p text:style-name="P23"><text:s text:c="4"/>sem_close(semptr);</text:p>
      <text:p text:style-name="P23"/>
      <text:p text:style-name="P23"><text:s text:c="4"/>return EXIT_SUCCESS;</text:p>
      <text:p text:style-name="P23">}</text:p>
      <text:p text:style-name="P23"/>
      <text:p text:style-name="P10"><text:span text:style-name="T13">4</text:span> Консоль</text:p>
      <text:p text:style-name="P24">╭─sakost@sakost-pc ~/university/2 course/os/4 lab/cmake-build-debug ‹master*›</text:p>
      <text:p text:style-name="P24">╰─$ ./4_lab</text:p>
      <text:p text:style-name="P24">Enter a filename with tests: ../tests.txt</text:p>
      <text:p text:style-name="P24">10.000000</text:p>
      <text:p text:style-name="P24"/>
      <text:p text:style-name="P24">╭─sakost@sakost-pc ~/university/2 course/os/4 lab/cmake-build-debug ‹master*›</text:p>
      <text:p text:style-name="P24">╰─$ cat ../tests.txt</text:p>
      <text:p text:style-name="P24">1 2 3 4</text:p>
      <text:p text:style-name="P24"/>
      <text:p text:style-name="P31">5 Strace</text:p>
      <text:p text:style-name="Standard"/>
      <text:p text:style-name="Standard">execve("./4_lab", ["./4_lab"], 0x7ffe2a21f3e0 /* 55 vars */) = 0</text:p>
      <text:p text:style-name="Standard">brk(NULL) <text:s text:c="30"/>= 0x556702189000</text:p>
      <text:p text:style-name="Standard">arch_prctl(0x3001 /* ARCH_??? */, 0x7fff0cb07760) = -1 EINVAL (Недопустимый аргумент)</text:p>
      <text:p text:style-name="Standard">access("/etc/ld.so.preload", R_OK) <text:s text:c="5"/>= -1 ENOENT (Нет такого файла или каталога)</text:p>
      <text:p text:style-name="Standard">openat(AT_FDCWD, "tls/haswell/x86_64/librt.so.1", O_RDONLY|O_CLOEXEC) = -1 ENOENT (Нет такого файла или каталога)</text:p>
      <text:p text:style-name="Standard"><text:soft-page-break/>openat(AT_FDCWD, "tls/haswell/librt.so.1", O_RDONLY|O_CLOEXEC) = -1 ENOENT (Нет такого файла или каталога)</text:p>
      <text:p text:style-name="Standard">openat(AT_FDCWD, "tls/x86_64/librt.so.1", O_RDONLY|O_CLOEXEC) = -1 ENOENT (Нет такого файла или каталога)</text:p>
      <text:p text:style-name="Standard">openat(AT_FDCWD, "tls/librt.so.1", O_RDONLY|O_CLOEXEC) = -1 ENOENT (Нет такого файла или каталога)</text:p>
      <text:p text:style-name="Standard">openat(AT_FDCWD, "haswell/x86_64/librt.so.1", O_RDONLY|O_CLOEXEC) = -1 ENOENT (Нет такого файла или каталога)</text:p>
      <text:p text:style-name="Standard">openat(AT_FDCWD, "haswell/librt.so.1", O_RDONLY|O_CLOEXEC) = -1 ENOENT (Нет такого файла или каталога)</text:p>
      <text:p text:style-name="Standard">openat(AT_FDCWD, "x86_64/librt.so.1", O_RDONLY|O_CLOEXEC) = -1 ENOENT (Нет такого файла или каталога)</text:p>
      <text:p text:style-name="Standard">openat(AT_FDCWD, "librt.so.1", O_RDONLY|O_CLOEXEC) = -1 ENOENT (Нет такого файла или каталога)</text:p>
      <text:p text:style-name="Standard">openat(AT_FDCWD, "/usr/local/lib/tls/haswell/x86_64/librt.so.1", O_RDONLY|O_CLOEXEC) = -1 ENOENT (Нет такого файла или каталога)</text:p>
      <text:p text:style-name="Standard">stat("/usr/local/lib/tls/haswell/x86_64", 0x7fff0cb06900) = -1 ENOENT (Нет такого файла или каталога)</text:p>
      <text:p text:style-name="Standard">openat(AT_FDCWD, "/usr/local/lib/tls/haswell/librt.so.1", O_RDONLY|O_CLOEXEC) = -1 ENOENT (Нет такого файла или каталога)</text:p>
      <text:p text:style-name="Standard">stat("/usr/local/lib/tls/haswell", 0x7fff0cb06900) = -1 ENOENT (Нет такого файла или каталога)</text:p>
      <text:p text:style-name="Standard">openat(AT_FDCWD, "/usr/local/lib/tls/x86_64/librt.so.1", O_RDONLY|O_CLOEXEC) = -1 ENOENT (Нет такого файла или каталога)</text:p>
      <text:p text:style-name="Standard">stat("/usr/local/lib/tls/x86_64", 0x7fff0cb06900) = -1 ENOENT (Нет такого файла или каталога)</text:p>
      <text:p text:style-name="Standard">openat(AT_FDCWD, "/usr/local/lib/tls/librt.so.1", O_RDONLY|O_CLOEXEC) = -1 ENOENT (Нет такого файла или каталога)</text:p>
      <text:p text:style-name="Standard">stat("/usr/local/lib/tls", 0x7fff0cb06900) = -1 ENOENT (Нет такого файла или каталога)</text:p>
      <text:p text:style-name="Standard">openat(AT_FDCWD, "/usr/local/lib/haswell/x86_64/librt.so.1", O_RDONLY|O_CLOEXEC) = -1 ENOENT (Нет такого файла или каталога)</text:p>
      <text:p text:style-name="Standard">stat("/usr/local/lib/haswell/x86_64", 0x7fff0cb06900) = -1 ENOENT (Нет такого файла или каталога)</text:p>
      <text:p text:style-name="Standard">openat(AT_FDCWD, "/usr/local/lib/haswell/librt.so.1", O_RDONLY|O_CLOEXEC) = -1 ENOENT (Нет такого файла или каталога)</text:p>
      <text:p text:style-name="Standard">stat("/usr/local/lib/haswell", 0x7fff0cb06900) = -1 ENOENT (Нет такого файла или каталога)</text:p>
      <text:p text:style-name="Standard">openat(AT_FDCWD, "/usr/local/lib/x86_64/librt.so.1", O_RDONLY|O_CLOEXEC) = -1 ENOENT (Нет такого файла или каталога)</text:p>
      <text:p text:style-name="Standard">stat("/usr/local/lib/x86_64", 0x7fff0cb06900) = -1 ENOENT (Нет такого файла или каталога)</text:p>
      <text:p text:style-name="Standard">openat(AT_FDCWD, "/usr/local/lib/librt.so.1", O_RDONLY|O_CLOEXEC) = -1 ENOENT (Нет такого файла или каталога)</text:p>
      <text:p text:style-name="Standard">stat("/usr/local/lib", {st_mode=S_IFDIR|0755, st_size=12288, ...}) = 0</text:p>
      <text:p text:style-name="Standard">openat(AT_FDCWD, "/etc/ld.so.cache", O_RDONLY|O_CLOEXEC) = 3</text:p>
      <text:p text:style-name="Standard"><text:soft-page-break/>fstat(3, {st_mode=S_IFREG|0644, st_size=329160, ...}) = 0</text:p>
      <text:p text:style-name="Standard">mmap(NULL, 329160, PROT_READ, MAP_PRIVATE, 3, 0) = 0x7fd6b5238000</text:p>
      <text:p text:style-name="Standard">close(3) <text:s text:c="31"/>= 0</text:p>
      <text:p text:style-name="Standard">openat(AT_FDCWD, "/usr/lib/librt.so.1", O_RDONLY|O_CLOEXEC) = 3</text:p>
      <text:p text:style-name="Standard">read(3, "\177ELF\2\1\1\0\0\0\0\0\0\0\0\0\3\0&gt;\0\1\0\0\0P7\0\0\0\0\0\0"..., 832) = 832</text:p>
      <text:p text:style-name="Standard">fstat(3, {st_mode=S_IFREG|0755, st_size=39408, ...}) = 0</text:p>
      <text:p text:style-name="Standard">mmap(NULL, 8192, PROT_READ|PROT_WRITE, MAP_PRIVATE|MAP_ANONYMOUS, -1, 0) = 0x7fd6b5236000</text:p>
      <text:p text:style-name="Standard">mmap(NULL, 43520, PROT_READ, MAP_PRIVATE|MAP_DENYWRITE, 3, 0) = 0x7fd6b522b000</text:p>
      <text:p text:style-name="Standard">mmap(0x7fd6b522e000, 16384, PROT_READ|PROT_EXEC, MAP_PRIVATE|MAP_FIXED|MAP_DENYWRITE, 3, 0x3000) = 0x7fd6b522e000</text:p>
      <text:p text:style-name="Standard">mmap(0x7fd6b5232000, 8192, PROT_READ, MAP_PRIVATE|MAP_FIXED|MAP_DENYWRITE, 3, 0x7000) = 0x7fd6b5232000</text:p>
      <text:p text:style-name="Standard">mmap(0x7fd6b5234000, 8192, PROT_READ|PROT_WRITE, MAP_PRIVATE|MAP_FIXED|MAP_DENYWRITE, 3, 0x8000) = 0x7fd6b5234000</text:p>
      <text:p text:style-name="Standard">close(3) <text:s text:c="31"/>= 0</text:p>
      <text:p text:style-name="Standard">openat(AT_FDCWD, "tls/haswell/x86_64/libpthread.so.0", O_RDONLY|O_CLOEXEC) = -1 ENOENT (Нет такого файла или каталога)</text:p>
      <text:p text:style-name="Standard">openat(AT_FDCWD, "tls/haswell/libpthread.so.0", O_RDONLY|O_CLOEXEC) = -1 ENOENT (Нет такого файла или каталога)</text:p>
      <text:p text:style-name="Standard">openat(AT_FDCWD, "tls/x86_64/libpthread.so.0", O_RDONLY|O_CLOEXEC) = -1 ENOENT (Нет такого файла или каталога)</text:p>
      <text:p text:style-name="Standard">openat(AT_FDCWD, "tls/libpthread.so.0", O_RDONLY|O_CLOEXEC) = -1 ENOENT (Нет такого файла или каталога)</text:p>
      <text:p text:style-name="Standard">openat(AT_FDCWD, "haswell/x86_64/libpthread.so.0", O_RDONLY|O_CLOEXEC) = -1 ENOENT (Нет такого файла или каталога)</text:p>
      <text:p text:style-name="Standard">openat(AT_FDCWD, "haswell/libpthread.so.0", O_RDONLY|O_CLOEXEC) = -1 ENOENT (Нет такого файла или каталога)</text:p>
      <text:p text:style-name="Standard">openat(AT_FDCWD, "x86_64/libpthread.so.0", O_RDONLY|O_CLOEXEC) = -1 ENOENT (Нет такого файла или каталога)</text:p>
      <text:p text:style-name="Standard">openat(AT_FDCWD, "libpthread.so.0", O_RDONLY|O_CLOEXEC) = -1 ENOENT (Нет такого файла или каталога)</text:p>
      <text:p text:style-name="Standard">openat(AT_FDCWD, "/usr/local/lib/libpthread.so.0", O_RDONLY|O_CLOEXEC) = -1 ENOENT (Нет такого файла или каталога)</text:p>
      <text:p text:style-name="Standard">openat(AT_FDCWD, "/usr/lib/libpthread.so.0", O_RDONLY|O_CLOEXEC) = 3</text:p>
      <text:p text:style-name="Standard">read(3, "\177ELF\2\1\1\0\0\0\0\0\0\0\0\0\3\0&gt;\0\1\0\0\0000\201\0\0\0\0\0\0"..., 832) = 832</text:p>
      <text:p text:style-name="Standard">pread64(3, "\4\0\0\0\24\0\0\0\3\0\0\0GNU\0\307Y\373z\3054\277z\21\35\225\341\273\304&lt;\223"..., 68, 824) = 68</text:p>
      <text:p text:style-name="Standard">fstat(3, {st_mode=S_IFREG|0755, st_size=158744, ...}) = 0</text:p>
      <text:p text:style-name="Standard">mmap(NULL, 135600, PROT_READ, MAP_PRIVATE|MAP_DENYWRITE, 3, 0) = 0x7fd6b5209000</text:p>
      <text:p text:style-name="Standard">mmap(0x7fd6b5210000, 65536, PROT_READ|PROT_EXEC, MAP_PRIVATE|MAP_FIXED|MAP_DENYWRITE, 3, 0x7000) = 0x7fd6b5210000</text:p>
      <text:p text:style-name="Standard">mmap(0x7fd6b5220000, 20480, PROT_READ, MAP_PRIVATE|MAP_FIXED|<text:soft-page-break/>MAP_DENYWRITE, 3, 0x17000) = 0x7fd6b5220000</text:p>
      <text:p text:style-name="Standard">mmap(0x7fd6b5225000, 8192, PROT_READ|PROT_WRITE, MAP_PRIVATE|MAP_FIXED|MAP_DENYWRITE, 3, 0x1b000) = 0x7fd6b5225000</text:p>
      <text:p text:style-name="Standard">mmap(0x7fd6b5227000, 12720, PROT_READ|PROT_WRITE, MAP_PRIVATE|MAP_FIXED|MAP_ANONYMOUS, -1, 0) = 0x7fd6b5227000</text:p>
      <text:p text:style-name="Standard">close(3) <text:s text:c="31"/>= 0</text:p>
      <text:p text:style-name="Standard">openat(AT_FDCWD, "tls/haswell/x86_64/libc.so.6", O_RDONLY|O_CLOEXEC) = -1 ENOENT (Нет такого файла или каталога)</text:p>
      <text:p text:style-name="Standard">openat(AT_FDCWD, "tls/haswell/libc.so.6", O_RDONLY|O_CLOEXEC) = -1 ENOENT (Нет такого файла или каталога)</text:p>
      <text:p text:style-name="Standard">openat(AT_FDCWD, "tls/x86_64/libc.so.6", O_RDONLY|O_CLOEXEC) = -1 ENOENT (Нет такого файла или каталога)</text:p>
      <text:p text:style-name="Standard">openat(AT_FDCWD, "tls/libc.so.6", O_RDONLY|O_CLOEXEC) = -1 ENOENT (Нет такого файла или каталога)</text:p>
      <text:p text:style-name="Standard">openat(AT_FDCWD, "haswell/x86_64/libc.so.6", O_RDONLY|O_CLOEXEC) = -1 ENOENT (Нет такого файла или каталога)</text:p>
      <text:p text:style-name="Standard">openat(AT_FDCWD, "haswell/libc.so.6", O_RDONLY|O_CLOEXEC) = -1 ENOENT (Нет такого файла или каталога)</text:p>
      <text:p text:style-name="Standard">openat(AT_FDCWD, "x86_64/libc.so.6", O_RDONLY|O_CLOEXEC) = -1 ENOENT (Нет такого файла или каталога)</text:p>
      <text:p text:style-name="Standard">openat(AT_FDCWD, "libc.so.6", O_RDONLY|O_CLOEXEC) = -1 ENOENT (Нет такого файла или каталога)</text:p>
      <text:p text:style-name="Standard">openat(AT_FDCWD, "/usr/local/lib/libc.so.6", O_RDONLY|O_CLOEXEC) = -1 ENOENT (Нет такого файла или каталога)</text:p>
      <text:p text:style-name="Standard">openat(AT_FDCWD, "/usr/lib/libc.so.6", O_RDONLY|O_CLOEXEC) = 3</text:p>
      <text:p text:style-name="Standard">read(3, "\177ELF\2\1\1\3\0\0\0\0\0\0\0\0\3\0&gt;\0\1\0\0\0\220\202\2\0\0\0\0\0"..., 832) = 832</text:p>
      <text:p text:style-name="Standard">pread64(3, "\6\0\0\0\4\0\0\0@\0\0\0\0\0\0\0@\0\0\0\0\0\0\0@\0\0\0\0\0\0\0"..., 784, 64) = 784</text:p>
      <text:p text:style-name="Standard">pread64(3, "\4\0\0\0\20\0\0\0\5\0\0\0GNU\0\2\0\0\300\4\0\0\0\3\0\0\0\0\0\0\0", 32, 848) = 32</text:p>
      <text:p text:style-name="Standard">pread64(3, "\4\0\0\0\24\0\0\0\3\0\0\0GNU\0\207\360\21\247\344\314?\306\nT\320\323\335i\16t"..., 68, 880) = 68</text:p>
      <text:p text:style-name="Standard">fstat(3, {st_mode=S_IFREG|0755, st_size=2159552, ...}) = 0</text:p>
      <text:p text:style-name="Standard">pread64(3, "\6\0\0\0\4\0\0\0@\0\0\0\0\0\0\0@\0\0\0\0\0\0\0@\0\0\0\0\0\0\0"..., 784, 64) = 784</text:p>
      <text:p text:style-name="Standard">mmap(NULL, 1868448, PROT_READ, MAP_PRIVATE|MAP_DENYWRITE, 3, 0) = 0x7fd6b5040000</text:p>
      <text:p text:style-name="Standard">mmap(0x7fd6b5066000, 1363968, PROT_READ|PROT_EXEC, MAP_PRIVATE|MAP_FIXED|MAP_DENYWRITE, 3, 0x26000) = 0x7fd6b5066000</text:p>
      <text:p text:style-name="Standard">mmap(0x7fd6b51b3000, 311296, PROT_READ, MAP_PRIVATE|MAP_FIXED|MAP_DENYWRITE, 3, 0x173000) = 0x7fd6b51b3000</text:p>
      <text:p text:style-name="Standard">mmap(0x7fd6b51ff000, 24576, PROT_READ|PROT_WRITE, MAP_PRIVATE|MAP_FIXED|MAP_DENYWRITE, 3, 0x1be000) = 0x7fd6b51ff000</text:p>
      <text:p text:style-name="Standard">mmap(0x7fd6b5205000, 12960, PROT_READ|PROT_WRITE, MAP_PRIVATE|MAP_FIXED|MAP_ANONYMOUS, -1, 0) = 0x7fd6b5205000</text:p>
      <text:p text:style-name="Standard">close(3) <text:s text:c="31"/>= 0</text:p>
      <text:p text:style-name="Standard">mmap(NULL, 12288, PROT_READ|PROT_WRITE, MAP_PRIVATE|MAP_ANONYMOUS, -1, 0) = 0x7fd6b503d000</text:p>
      <text:p text:style-name="Standard"><text:soft-page-break/>arch_prctl(ARCH_SET_FS, 0x7fd6b503d740) = 0</text:p>
      <text:p text:style-name="Standard">mprotect(0x7fd6b51ff000, 12288, PROT_READ) = 0</text:p>
      <text:p text:style-name="Standard">mprotect(0x7fd6b5225000, 4096, PROT_READ) = 0</text:p>
      <text:p text:style-name="Standard">mprotect(0x7fd6b5234000, 4096, PROT_READ) = 0</text:p>
      <text:p text:style-name="Standard">mprotect(0x55670039a000, 4096, PROT_READ) = 0</text:p>
      <text:p text:style-name="Standard">mprotect(0x7fd6b52b5000, 4096, PROT_READ) = 0</text:p>
      <text:p text:style-name="Standard">munmap(0x7fd6b5238000, 329160) <text:s text:c="9"/>= 0</text:p>
      <text:p text:style-name="Standard">set_tid_address(0x7fd6b503da10) <text:s text:c="8"/>= 287359</text:p>
      <text:p text:style-name="Standard">set_robust_list(0x7fd6b503da20, 24) <text:s text:c="4"/>= 0</text:p>
      <text:p text:style-name="Standard">rt_sigaction(SIGRTMIN, {sa_handler=0x7fd6b5210b90, sa_mask=[], sa_flags=SA_RESTORER|SA_SIGINFO, sa_restorer=0x7fd6b521d0f0}, NULL, 8) = 0</text:p>
      <text:p text:style-name="Standard">rt_sigaction(SIGRT_1, {sa_handler=0x7fd6b5210c30, sa_mask=[], sa_flags=SA_RESTORER|SA_RESTART|SA_SIGINFO, sa_restorer=0x7fd6b521d0f0}, NULL, 8) = 0</text:p>
      <text:p text:style-name="Standard">rt_sigprocmask(SIG_UNBLOCK, [RTMIN RT_1], NULL, 8) = 0</text:p>
      <text:p text:style-name="Standard">prlimit64(0, RLIMIT_STACK, NULL, {rlim_cur=8192*1024, rlim_max=RLIM64_INFINITY}) = 0</text:p>
      <text:p text:style-name="Standard">fstat(1, {st_mode=S_IFCHR|0620, st_rdev=makedev(0x88, 0x1), ...}) = 0</text:p>
      <text:p text:style-name="Standard">brk(NULL) <text:s text:c="30"/>= 0x556702189000</text:p>
      <text:p text:style-name="Standard">brk(0x5567021aa000) <text:s text:c="20"/>= 0x5567021aa000</text:p>
      <text:p text:style-name="Standard">fstat(0, {st_mode=S_IFCHR|0620, st_rdev=makedev(0x88, 0x1), ...}) = 0</text:p>
      <text:p text:style-name="Standard">write(1, "Enter a filename with tests: ", 29Enter a filename with tests: ) = 29</text:p>
      <text:p text:style-name="Standard">read(0, ../tests.txt</text:p>
      <text:p text:style-name="Standard">"../tests.txt\n", 1024) <text:s text:c="8"/>= 13</text:p>
      <text:p text:style-name="P34">statfs("/dev/shm/", {f_type=TMPFS_MAGIC, f_bsize=4096, f_blocks=999734, f_bfree=956661, f_bavail=956661, f_files=999734, f_ffree=999522, f_fsid={val=[0, 0]}, f_namelen=255, f_frsize=4096, f_flags=ST_VALID|ST_NOSUID|ST_NODEV}) = 0</text:p>
      <text:p text:style-name="P34">futex(0x7fd6b522a150, FUTEX_WAKE_PRIVATE, 2147483647) = 0</text:p>
      <text:p text:style-name="P34">openat(AT_FDCWD, "/dev/shm/os_lab4.back", O_RDWR|O_CREAT|O_NOFOLLOW|O_CLOEXEC, 0644) = 3</text:p>
      <text:p text:style-name="Standard">openat(AT_FDCWD, "../tests.txt", O_RDONLY) = 4</text:p>
      <text:p text:style-name="Standard">close(4) <text:s text:c="31"/>= 0</text:p>
      <text:p text:style-name="Standard">openat(AT_FDCWD, "/dev/shm/sem.os_lab4.semaphore", O_RDWR|O_NOFOLLOW) = 4</text:p>
      <text:p text:style-name="Standard">fstat(4, {st_mode=S_IFREG|0644, st_size=32, ...}) = 0</text:p>
      <text:p text:style-name="P18">mmap(NULL, 32, PROT_READ|PROT_WRITE, MAP_SHARED, 4, 0) = 0x7fd6b5288000</text:p>
      <text:p text:style-name="Standard">close(4) <text:s text:c="31"/>= 0</text:p>
      <text:p text:style-name="Standard">ftruncate(3, 4096) <text:s text:c="21"/>= 0</text:p>
      <text:p text:style-name="P27">mmap(NULL, 4096, PROT_READ|PROT_WRITE, MAP_SHARED, 3, 0) = 0x7fd6b5287000</text:p>
      <text:p text:style-name="Standard">clone(child_stack=NULL, flags=CLONE_CHILD_CLEARTID|CLONE_CHILD_SETTID|SIGCHLD, child_tidptr=0x7fd6b503da10) = 287385</text:p>
      <text:p text:style-name="Standard">futex(0x7fd6b5288000, FUTEX_WAIT_BITSET|FUTEX_CLOCK_REALTIME, 0, NULL, FUTEX_BITSET_MATCH_ANY) = -1 EAGAIN (Ресурс временно недоступен)</text:p>
      <text:p text:style-name="Standard">futex(0x7fd6b5288000, FUTEX_WAIT_BITSET|FUTEX_CLOCK_REALTIME, 0, NULL, FUTEX_BITSET_MATCH_ANY) = -1 EAGAIN (Ресурс временно недоступен)</text:p>
      <text:p text:style-name="Standard"><text:soft-page-break/>futex(0x7fd6b5288000, FUTEX_WAKE, 1) <text:s text:c="3"/>= 1</text:p>
      <text:p text:style-name="Standard">write(1, "10.000000\n", 1010.000000</text:p>
      <text:p text:style-name="Standard">) <text:s text:c="12"/>= 10</text:p>
      <text:p text:style-name="Standard">--- SIGCHLD {si_signo=SIGCHLD, si_code=CLD_EXITED, si_pid=287385, si_uid=1000, si_status=0, si_utime=0, si_stime=0} ---</text:p>
      <text:p text:style-name="Standard">write(1, "\n", 1</text:p>
      <text:p text:style-name="Standard">) <text:s text:c="22"/>= 1</text:p>
      <text:p text:style-name="Standard">wait4(-1, [{WIFEXITED(s) &amp;&amp; WEXITSTATUS(s) == 0}], 0, NULL) = 287385</text:p>
      <text:p text:style-name="Standard">munmap(0x7fd6b5287000, 4096) <text:s text:c="11"/>= 0</text:p>
      <text:p text:style-name="Standard">close(3) <text:s text:c="31"/>= 0</text:p>
      <text:p text:style-name="Standard">munmap(0x7fd6b5288000, 32) <text:s text:c="13"/>= 0</text:p>
      <text:p text:style-name="Standard">unlink("/dev/shm/os_lab4.back") <text:s text:c="8"/>= 0</text:p>
      <text:p text:style-name="Standard">exit_group(0) <text:s text:c="26"/>= ?</text:p>
      <text:p text:style-name="Standard">+++ exited with 0 +++</text:p>
      <text:p text:style-name="Standard"/>
      <text:p text:style-name="Standard">Отслеживание дочерних процессов:</text:p>
      <text:p text:style-name="Standard">Отслеживать дерево процессов целиком помогает флаг -f, с которым strace отслеживает системные вызовы в процессах-потомках. К каждой строке вывода при этом добавляется pid процесса, делающего системный вывод:</text:p>
      <text:p text:style-name="Standard"/>
      <text:p text:style-name="Standard">execve("./4_lab", ["./4_lab"], 0x7ffc56ded3e8 /* 55 vars */) = 0</text:p>
      <text:p text:style-name="Standard">brk(NULL) <text:s text:c="30"/>= 0x559ca6898000</text:p>
      <text:p text:style-name="Standard">arch_prctl(0x3001 /* ARCH_??? */, 0x7ffecebe8e30) = -1 EINVAL (Недопустимый аргумент)</text:p>
      <text:p text:style-name="Standard">access("/etc/ld.so.preload", R_OK) <text:s text:c="5"/>= -1 ENOENT (Нет такого файла или каталога)</text:p>
      <text:p text:style-name="Standard">openat(AT_FDCWD, "tls/haswell/x86_64/librt.so.1", O_RDONLY|O_CLOEXEC) = -1 ENOENT (Нет такого файла или каталога)</text:p>
      <text:p text:style-name="Standard">openat(AT_FDCWD, "tls/haswell/librt.so.1", O_RDONLY|O_CLOEXEC) = -1 ENOENT (Нет такого файла или каталога)</text:p>
      <text:p text:style-name="Standard">openat(AT_FDCWD, "tls/x86_64/librt.so.1", O_RDONLY|O_CLOEXEC) = -1 ENOENT (Нет такого файла или каталога)</text:p>
      <text:p text:style-name="Standard">openat(AT_FDCWD, "tls/librt.so.1", O_RDONLY|O_CLOEXEC) = -1 ENOENT (Нет такого файла или каталога)</text:p>
      <text:p text:style-name="Standard">openat(AT_FDCWD, "haswell/x86_64/librt.so.1", O_RDONLY|O_CLOEXEC) = -1 ENOENT (Нет такого файла или каталога)</text:p>
      <text:p text:style-name="Standard">openat(AT_FDCWD, "haswell/librt.so.1", O_RDONLY|O_CLOEXEC) = -1 ENOENT (Нет такого файла или каталога)</text:p>
      <text:p text:style-name="Standard">openat(AT_FDCWD, "x86_64/librt.so.1", O_RDONLY|O_CLOEXEC) = -1 ENOENT (Нет такого файла или каталога)</text:p>
      <text:p text:style-name="Standard">openat(AT_FDCWD, "librt.so.1", O_RDONLY|O_CLOEXEC) = -1 ENOENT (Нет такого файла или каталога)</text:p>
      <text:p text:style-name="Standard">openat(AT_FDCWD, "/usr/local/lib/tls/haswell/x86_64/librt.so.1", O_RDONLY|O_CLOEXEC) = -1 ENOENT (Нет такого файла или каталога)</text:p>
      <text:p text:style-name="Standard">stat("/usr/local/lib/tls/haswell/x86_64", 0x7ffecebe7fd0) = -1 ENOENT (Нет такого файла или каталога)</text:p>
      <text:p text:style-name="Standard"><text:soft-page-break/>openat(AT_FDCWD, "/usr/local/lib/tls/haswell/librt.so.1", O_RDONLY|O_CLOEXEC) = -1 ENOENT (Нет такого файла или каталога)</text:p>
      <text:p text:style-name="Standard">stat("/usr/local/lib/tls/haswell", 0x7ffecebe7fd0) = -1 ENOENT (Нет такого файла или каталога)</text:p>
      <text:p text:style-name="Standard">openat(AT_FDCWD, "/usr/local/lib/tls/x86_64/librt.so.1", O_RDONLY|O_CLOEXEC) = -1 ENOENT (Нет такого файла или каталога)</text:p>
      <text:p text:style-name="Standard">stat("/usr/local/lib/tls/x86_64", 0x7ffecebe7fd0) = -1 ENOENT (Нет такого файла или каталога)</text:p>
      <text:p text:style-name="Standard">openat(AT_FDCWD, "/usr/local/lib/tls/librt.so.1", O_RDONLY|O_CLOEXEC) = -1 ENOENT (Нет такого файла или каталога)</text:p>
      <text:p text:style-name="Standard">stat("/usr/local/lib/tls", 0x7ffecebe7fd0) = -1 ENOENT (Нет такого файла или каталога)</text:p>
      <text:p text:style-name="Standard">openat(AT_FDCWD, "/usr/local/lib/haswell/x86_64/librt.so.1", O_RDONLY|O_CLOEXEC) = -1 ENOENT (Нет такого файла или каталога)</text:p>
      <text:p text:style-name="Standard">stat("/usr/local/lib/haswell/x86_64", 0x7ffecebe7fd0) = -1 ENOENT (Нет такого файла или каталога)</text:p>
      <text:p text:style-name="Standard">openat(AT_FDCWD, "/usr/local/lib/haswell/librt.so.1", O_RDONLY|O_CLOEXEC) = -1 ENOENT (Нет такого файла или каталога)</text:p>
      <text:p text:style-name="Standard">stat("/usr/local/lib/haswell", 0x7ffecebe7fd0) = -1 ENOENT (Нет такого файла или каталога)</text:p>
      <text:p text:style-name="Standard">openat(AT_FDCWD, "/usr/local/lib/x86_64/librt.so.1", O_RDONLY|O_CLOEXEC) = -1 ENOENT (Нет такого файла или каталога)</text:p>
      <text:p text:style-name="Standard">stat("/usr/local/lib/x86_64", 0x7ffecebe7fd0) = -1 ENOENT (Нет такого файла или каталога)</text:p>
      <text:p text:style-name="Standard">openat(AT_FDCWD, "/usr/local/lib/librt.so.1", O_RDONLY|O_CLOEXEC) = -1 ENOENT (Нет такого файла или каталога)</text:p>
      <text:p text:style-name="Standard">stat("/usr/local/lib", {st_mode=S_IFDIR|0755, st_size=12288, ...}) = 0</text:p>
      <text:p text:style-name="Standard">openat(AT_FDCWD, "/etc/ld.so.cache", O_RDONLY|O_CLOEXEC) = 3</text:p>
      <text:p text:style-name="Standard">fstat(3, {st_mode=S_IFREG|0644, st_size=329160, ...}) = 0</text:p>
      <text:p text:style-name="Standard">mmap(NULL, 329160, PROT_READ, MAP_PRIVATE, 3, 0) = 0x7f1642059000</text:p>
      <text:p text:style-name="Standard">close(3) <text:s text:c="31"/>= 0</text:p>
      <text:p text:style-name="Standard">openat(AT_FDCWD, "/usr/lib/librt.so.1", O_RDONLY|O_CLOEXEC) = 3</text:p>
      <text:p text:style-name="Standard">read(3, "\177ELF\2\1\1\0\0\0\0\0\0\0\0\0\3\0&gt;\0\1\0\0\0P7\0\0\0\0\0\0"..., 832) = 832</text:p>
      <text:p text:style-name="Standard">fstat(3, {st_mode=S_IFREG|0755, st_size=39408, ...}) = 0</text:p>
      <text:p text:style-name="Standard">mmap(NULL, 8192, PROT_READ|PROT_WRITE, MAP_PRIVATE|MAP_ANONYMOUS, -1, 0) = 0x7f1642057000</text:p>
      <text:p text:style-name="Standard">mmap(NULL, 43520, PROT_READ, MAP_PRIVATE|MAP_DENYWRITE, 3, 0) = 0x7f164204c000</text:p>
      <text:p text:style-name="Standard">mmap(0x7f164204f000, 16384, PROT_READ|PROT_EXEC, MAP_PRIVATE|MAP_FIXED|MAP_DENYWRITE, 3, 0x3000) = 0x7f164204f000</text:p>
      <text:p text:style-name="Standard">mmap(0x7f1642053000, 8192, PROT_READ, MAP_PRIVATE|MAP_FIXED|MAP_DENYWRITE, 3, 0x7000) = 0x7f1642053000</text:p>
      <text:p text:style-name="Standard">mmap(0x7f1642055000, 8192, PROT_READ|PROT_WRITE, MAP_PRIVATE|MAP_FIXED|MAP_DENYWRITE, 3, 0x8000) = 0x7f1642055000</text:p>
      <text:p text:style-name="Standard">close(3) <text:s text:c="31"/>= 0</text:p>
      <text:p text:style-name="Standard">openat(AT_FDCWD, "tls/haswell/x86_64/libpthread.so.0", O_RDONLY|O_CLOEXEC) = -1 <text:soft-page-break/>ENOENT (Нет такого файла или каталога)</text:p>
      <text:p text:style-name="Standard">openat(AT_FDCWD, "tls/haswell/libpthread.so.0", O_RDONLY|O_CLOEXEC) = -1 ENOENT (Нет такого файла или каталога)</text:p>
      <text:p text:style-name="Standard">openat(AT_FDCWD, "tls/x86_64/libpthread.so.0", O_RDONLY|O_CLOEXEC) = -1 ENOENT (Нет такого файла или каталога)</text:p>
      <text:p text:style-name="Standard">openat(AT_FDCWD, "tls/libpthread.so.0", O_RDONLY|O_CLOEXEC) = -1 ENOENT (Нет такого файла или каталога)</text:p>
      <text:p text:style-name="Standard">openat(AT_FDCWD, "haswell/x86_64/libpthread.so.0", O_RDONLY|O_CLOEXEC) = -1 ENOENT (Нет такого файла или каталога)</text:p>
      <text:p text:style-name="Standard">openat(AT_FDCWD, "haswell/libpthread.so.0", O_RDONLY|O_CLOEXEC) = -1 ENOENT (Нет такого файла или каталога)</text:p>
      <text:p text:style-name="Standard">openat(AT_FDCWD, "x86_64/libpthread.so.0", O_RDONLY|O_CLOEXEC) = -1 ENOENT (Нет такого файла или каталога)</text:p>
      <text:p text:style-name="Standard">openat(AT_FDCWD, "libpthread.so.0", O_RDONLY|O_CLOEXEC) = -1 ENOENT (Нет такого файла или каталога)</text:p>
      <text:p text:style-name="Standard">openat(AT_FDCWD, "/usr/local/lib/libpthread.so.0", O_RDONLY|O_CLOEXEC) = -1 ENOENT (Нет такого файла или каталога)</text:p>
      <text:p text:style-name="Standard">openat(AT_FDCWD, "/usr/lib/libpthread.so.0", O_RDONLY|O_CLOEXEC) = 3</text:p>
      <text:p text:style-name="Standard">read(3, "\177ELF\2\1\1\0\0\0\0\0\0\0\0\0\3\0&gt;\0\1\0\0\0000\201\0\0\0\0\0\0"..., 832) = 832</text:p>
      <text:p text:style-name="Standard">pread64(3, "\4\0\0\0\24\0\0\0\3\0\0\0GNU\0\307Y\373z\3054\277z\21\35\225\341\273\304&lt;\223"..., 68, 824) = 68</text:p>
      <text:p text:style-name="Standard">fstat(3, {st_mode=S_IFREG|0755, st_size=158744, ...}) = 0</text:p>
      <text:p text:style-name="Standard">mmap(NULL, 135600, PROT_READ, MAP_PRIVATE|MAP_DENYWRITE, 3, 0) = 0x7f164202a000</text:p>
      <text:p text:style-name="Standard">mmap(0x7f1642031000, 65536, PROT_READ|PROT_EXEC, MAP_PRIVATE|MAP_FIXED|MAP_DENYWRITE, 3, 0x7000) = 0x7f1642031000</text:p>
      <text:p text:style-name="Standard">mmap(0x7f1642041000, 20480, PROT_READ, MAP_PRIVATE|MAP_FIXED|MAP_DENYWRITE, 3, 0x17000) = 0x7f1642041000</text:p>
      <text:p text:style-name="Standard">mmap(0x7f1642046000, 8192, PROT_READ|PROT_WRITE, MAP_PRIVATE|MAP_FIXED|MAP_DENYWRITE, 3, 0x1b000) = 0x7f1642046000</text:p>
      <text:p text:style-name="Standard">mmap(0x7f1642048000, 12720, PROT_READ|PROT_WRITE, MAP_PRIVATE|MAP_FIXED|MAP_ANONYMOUS, -1, 0) = 0x7f1642048000</text:p>
      <text:p text:style-name="Standard">close(3) <text:s text:c="31"/>= 0</text:p>
      <text:p text:style-name="Standard">openat(AT_FDCWD, "tls/haswell/x86_64/libc.so.6", O_RDONLY|O_CLOEXEC) = -1 ENOENT (Нет такого файла или каталога)</text:p>
      <text:p text:style-name="Standard">openat(AT_FDCWD, "tls/haswell/libc.so.6", O_RDONLY|O_CLOEXEC) = -1 ENOENT (Нет такого файла или каталога)</text:p>
      <text:p text:style-name="Standard">openat(AT_FDCWD, "tls/x86_64/libc.so.6", O_RDONLY|O_CLOEXEC) = -1 ENOENT (Нет такого файла или каталога)</text:p>
      <text:p text:style-name="Standard">openat(AT_FDCWD, "tls/libc.so.6", O_RDONLY|O_CLOEXEC) = -1 ENOENT (Нет такого файла или каталога)</text:p>
      <text:p text:style-name="Standard">openat(AT_FDCWD, "haswell/x86_64/libc.so.6", O_RDONLY|O_CLOEXEC) = -1 ENOENT (Нет такого файла или каталога)</text:p>
      <text:p text:style-name="Standard">openat(AT_FDCWD, "haswell/libc.so.6", O_RDONLY|O_CLOEXEC) = -1 ENOENT (Нет такого файла или каталога)</text:p>
      <text:p text:style-name="Standard"><text:soft-page-break/>openat(AT_FDCWD, "x86_64/libc.so.6", O_RDONLY|O_CLOEXEC) = -1 ENOENT (Нет такого файла или каталога)</text:p>
      <text:p text:style-name="Standard">openat(AT_FDCWD, "libc.so.6", O_RDONLY|O_CLOEXEC) = -1 ENOENT (Нет такого файла или каталога)</text:p>
      <text:p text:style-name="Standard">openat(AT_FDCWD, "/usr/local/lib/libc.so.6", O_RDONLY|O_CLOEXEC) = -1 ENOENT (Нет такого файла или каталога)</text:p>
      <text:p text:style-name="Standard">openat(AT_FDCWD, "/usr/lib/libc.so.6", O_RDONLY|O_CLOEXEC) = 3</text:p>
      <text:p text:style-name="Standard">read(3, "\177ELF\2\1\1\3\0\0\0\0\0\0\0\0\3\0&gt;\0\1\0\0\0\220\202\2\0\0\0\0\0"..., 832) = 832</text:p>
      <text:p text:style-name="Standard">pread64(3, "\6\0\0\0\4\0\0\0@\0\0\0\0\0\0\0@\0\0\0\0\0\0\0@\0\0\0\0\0\0\0"..., 784, 64) = 784</text:p>
      <text:p text:style-name="Standard">pread64(3, "\4\0\0\0\20\0\0\0\5\0\0\0GNU\0\2\0\0\300\4\0\0\0\3\0\0\0\0\0\0\0", 32, 848) = 32</text:p>
      <text:p text:style-name="Standard">pread64(3, "\4\0\0\0\24\0\0\0\3\0\0\0GNU\0\207\360\21\247\344\314?\306\nT\320\323\335i\16t"..., 68, 880) = 68</text:p>
      <text:p text:style-name="Standard">fstat(3, {st_mode=S_IFREG|0755, st_size=2159552, ...}) = 0</text:p>
      <text:p text:style-name="Standard">pread64(3, "\6\0\0\0\4\0\0\0@\0\0\0\0\0\0\0@\0\0\0\0\0\0\0@\0\0\0\0\0\0\0"..., 784, 64) = 784</text:p>
      <text:p text:style-name="Standard">mmap(NULL, 1868448, PROT_READ, MAP_PRIVATE|MAP_DENYWRITE, 3, 0) = 0x7f1641e61000</text:p>
      <text:p text:style-name="Standard">mmap(0x7f1641e87000, 1363968, PROT_READ|PROT_EXEC, MAP_PRIVATE|MAP_FIXED|MAP_DENYWRITE, 3, 0x26000) = 0x7f1641e87000</text:p>
      <text:p text:style-name="Standard">mmap(0x7f1641fd4000, 311296, PROT_READ, MAP_PRIVATE|MAP_FIXED|MAP_DENYWRITE, 3, 0x173000) = 0x7f1641fd4000</text:p>
      <text:p text:style-name="Standard">mmap(0x7f1642020000, 24576, PROT_READ|PROT_WRITE, MAP_PRIVATE|MAP_FIXED|MAP_DENYWRITE, 3, 0x1be000) = 0x7f1642020000</text:p>
      <text:p text:style-name="Standard">mmap(0x7f1642026000, 12960, PROT_READ|PROT_WRITE, MAP_PRIVATE|MAP_FIXED|MAP_ANONYMOUS, -1, 0) = 0x7f1642026000</text:p>
      <text:p text:style-name="Standard">close(3) <text:s text:c="31"/>= 0</text:p>
      <text:p text:style-name="Standard">mmap(NULL, 12288, PROT_READ|PROT_WRITE, MAP_PRIVATE|MAP_ANONYMOUS, -1, 0) = 0x7f1641e5e000</text:p>
      <text:p text:style-name="Standard">arch_prctl(ARCH_SET_FS, 0x7f1641e5e740) = 0</text:p>
      <text:p text:style-name="Standard">mprotect(0x7f1642020000, 12288, PROT_READ) = 0</text:p>
      <text:p text:style-name="Standard">mprotect(0x7f1642046000, 4096, PROT_READ) = 0</text:p>
      <text:p text:style-name="Standard">mprotect(0x7f1642055000, 4096, PROT_READ) = 0</text:p>
      <text:p text:style-name="Standard">mprotect(0x559ca65c1000, 4096, PROT_READ) = 0</text:p>
      <text:p text:style-name="Standard">mprotect(0x7f16420d6000, 4096, PROT_READ) = 0</text:p>
      <text:p text:style-name="Standard">munmap(0x7f1642059000, 329160) <text:s text:c="9"/>= 0</text:p>
      <text:p text:style-name="Standard">set_tid_address(0x7f1641e5ea10) <text:s text:c="8"/>= 289392</text:p>
      <text:p text:style-name="Standard">set_robust_list(0x7f1641e5ea20, 24) <text:s text:c="4"/>= 0</text:p>
      <text:p text:style-name="Standard">rt_sigaction(SIGRTMIN, {sa_handler=0x7f1642031b90, sa_mask=[], sa_flags=SA_RESTORER|SA_SIGINFO, sa_restorer=0x7f164203e0f0}, NULL, 8) = 0</text:p>
      <text:p text:style-name="Standard">rt_sigaction(SIGRT_1, {sa_handler=0x7f1642031c30, sa_mask=[], sa_flags=SA_RESTORER|SA_RESTART|SA_SIGINFO, sa_restorer=0x7f164203e0f0}, NULL, 8) = 0</text:p>
      <text:p text:style-name="Standard">rt_sigprocmask(SIG_UNBLOCK, [RTMIN RT_1], NULL, 8) = 0</text:p>
      <text:p text:style-name="Standard">prlimit64(0, RLIMIT_STACK, NULL, {rlim_cur=8192*1024, rlim_max=RLIM64_INFINITY}) = 0</text:p>
      <text:p text:style-name="Standard">fstat(1, {st_mode=S_IFCHR|0620, st_rdev=makedev(0x88, 0x1), ...}) = 0</text:p>
      <text:p text:style-name="Standard"><text:soft-page-break/>brk(NULL) <text:s text:c="30"/>= 0x559ca6898000</text:p>
      <text:p text:style-name="Standard">brk(0x559ca68b9000) <text:s text:c="20"/>= 0x559ca68b9000</text:p>
      <text:p text:style-name="Standard">fstat(0, {st_mode=S_IFCHR|0620, st_rdev=makedev(0x88, 0x1), ...}) = 0</text:p>
      <text:p text:style-name="Standard">write(1, "Enter a filename with tests: ", 29Enter a filename with tests: ) = 29</text:p>
      <text:p text:style-name="Standard">read(0, ../tests.txt</text:p>
      <text:p text:style-name="Standard">"../tests.txt\n", 1024) <text:s text:c="8"/>= 13</text:p>
      <text:p text:style-name="P33">statfs("/dev/shm/", {f_type=TMPFS_MAGIC, f_bsize=4096, f_blocks=999734, f_bfree=956661, f_bavail=956661, f_files=999734, f_ffree=999522, f_fsid={val=[0, 0]}, f_namelen=255, f_frsize=4096, f_flags=ST_VALID|ST_NOSUID|ST_NODEV}) = 0</text:p>
      <text:p text:style-name="P33">futex(0x7f164204b150, FUTEX_WAKE_PRIVATE, 2147483647) = 0</text:p>
      <text:p text:style-name="P33">openat(AT_FDCWD, "/dev/shm/os_lab4.back", O_RDWR|O_CREAT|O_NOFOLLOW|O_CLOEXEC, 0644) = 3</text:p>
      <text:p text:style-name="Standard">openat(AT_FDCWD, "../tests.txt", O_RDONLY) = 4</text:p>
      <text:p text:style-name="Standard">close(4) <text:s text:c="31"/>= 0</text:p>
      <text:p text:style-name="Standard">openat(AT_FDCWD, "/dev/shm/sem.os_lab4.semaphore", O_RDWR|O_NOFOLLOW) = 4</text:p>
      <text:p text:style-name="Standard">fstat(4, {st_mode=S_IFREG|0644, st_size=32, ...}) = 0</text:p>
      <text:p text:style-name="P27">mmap(NULL, 32, PROT_READ|PROT_WRITE, MAP_SHARED, 4, 0) = 0x7f16420a9000</text:p>
      <text:p text:style-name="Standard">close(4) <text:s text:c="31"/>= 0</text:p>
      <text:p text:style-name="Standard">ftruncate(3, 4096) <text:s text:c="21"/>= 0</text:p>
      <text:p text:style-name="P27">mmap(NULL, 4096, PROT_READ|PROT_WRITE, MAP_SHARED, 3, 0) = 0x7f16420a8000</text:p>
      <text:p text:style-name="Standard">clone(child_stack=NULL, flags=CLONE_CHILD_CLEARTID|CLONE_CHILD_SETTID|SIGCHLDstrace: Process 289427 attached</text:p>
      <text:p text:style-name="Standard">, child_tidptr=0x7f1641e5ea10) = 289427</text:p>
      <text:p text:style-name="Standard">[pid 289427] set_robust_list(0x7f1641e5ea20, 24) = 0</text:p>
      <text:p text:style-name="Standard">[pid 289427] <text:span text:style-name="T4">munmap(0x7f16420a8000, 4096) = 0</text:span></text:p>
      <text:p text:style-name="Standard">[pid 289427] close(3) <text:s text:c="18"/>= 0</text:p>
      <text:p text:style-name="Standard">[pid 289427] <text:span text:style-name="T4">munmap(0x7f16420a9000, 32) = 0</text:span></text:p>
      <text:p text:style-name="Standard">[pid 289427] execve("4_lab_child", ["4_lab_child", "../tests.txt"], 0x7ffecebe8f18 /* 55 vars */) = 0</text:p>
      <text:p text:style-name="Standard">[pid 289427] brk(NULL) <text:s text:c="17"/>= 0x55e656fe7000</text:p>
      <text:p text:style-name="Standard">[pid 289427] arch_prctl(0x3001 /* ARCH_??? */, 0x7ffe47894b10) = -1 EINVAL (Недопустимый аргумент)</text:p>
      <text:p text:style-name="Standard">[pid 289427] access("/etc/ld.so.preload", R_OK) = -1 ENOENT (Нет такого файла или каталога)</text:p>
      <text:p text:style-name="Standard">[pid 289427] openat(AT_FDCWD, "tls/haswell/x86_64/librt.so.1", O_RDONLY|O_CLOEXEC) = -1 ENOENT (Нет такого файла или каталога)</text:p>
      <text:p text:style-name="Standard">[pid 289427] openat(AT_FDCWD, "tls/haswell/librt.so.1", O_RDONLY|O_CLOEXEC) = -1 ENOENT (Нет такого файла или каталога)</text:p>
      <text:p text:style-name="Standard">[pid 289427] openat(AT_FDCWD, "tls/x86_64/librt.so.1", O_RDONLY|O_CLOEXEC) = -1 ENOENT (Нет такого файла или каталога)</text:p>
      <text:p text:style-name="Standard">[pid 289427] openat(AT_FDCWD, "tls/librt.so.1", O_RDONLY|O_CLOEXEC) = -1 ENOENT (Нет такого файла или каталога)</text:p>
      <text:p text:style-name="Standard">[pid 289427] openat(AT_FDCWD, "haswell/x86_64/librt.so.1", O_RDONLY|O_CLOEXEC) = -1 ENOENT (Нет такого файла или каталога)</text:p>
      <text:p text:style-name="Standard"><text:soft-page-break/>[pid 289427] openat(AT_FDCWD, "haswell/librt.so.1", O_RDONLY|O_CLOEXEC) = -1 ENOENT (Нет такого файла или каталога)</text:p>
      <text:p text:style-name="Standard">[pid 289427] openat(AT_FDCWD, "x86_64/librt.so.1", O_RDONLY|O_CLOEXEC) = -1 ENOENT (Нет такого файла или каталога)</text:p>
      <text:p text:style-name="Standard">[pid 289427] openat(AT_FDCWD, "librt.so.1", O_RDONLY|O_CLOEXEC) = -1 ENOENT (Нет такого файла или каталога)</text:p>
      <text:p text:style-name="Standard">[pid 289427] openat(AT_FDCWD, "/usr/local/lib/tls/haswell/x86_64/librt.so.1", O_RDONLY|O_CLOEXEC) = -1 ENOENT (Нет такого файла или каталога)</text:p>
      <text:p text:style-name="Standard">[pid 289427] stat("/usr/local/lib/tls/haswell/x86_64", 0x7ffe47893cb0) = -1 ENOENT (Нет такого файла или каталога)</text:p>
      <text:p text:style-name="Standard">[pid 289427] openat(AT_FDCWD, "/usr/local/lib/tls/haswell/librt.so.1", O_RDONLY|O_CLOEXEC) = -1 ENOENT (Нет такого файла или каталога)</text:p>
      <text:p text:style-name="Standard">[pid 289427] stat("/usr/local/lib/tls/haswell", 0x7ffe47893cb0) = -1 ENOENT (Нет такого файла или каталога)</text:p>
      <text:p text:style-name="Standard">[pid 289427] openat(AT_FDCWD, "/usr/local/lib/tls/x86_64/librt.so.1", O_RDONLY|O_CLOEXEC) = -1 ENOENT (Нет такого файла или каталога)</text:p>
      <text:p text:style-name="Standard">[pid 289427] stat("/usr/local/lib/tls/x86_64", 0x7ffe47893cb0) = -1 ENOENT (Нет такого файла или каталога)</text:p>
      <text:p text:style-name="Standard">[pid 289427] openat(AT_FDCWD, "/usr/local/lib/tls/librt.so.1", O_RDONLY|O_CLOEXEC) = -1 ENOENT (Нет такого файла или каталога)</text:p>
      <text:p text:style-name="Standard">[pid 289427] stat("/usr/local/lib/tls", 0x7ffe47893cb0) = -1 ENOENT (Нет такого файла или каталога)</text:p>
      <text:p text:style-name="Standard">[pid 289427] openat(AT_FDCWD, "/usr/local/lib/haswell/x86_64/librt.so.1", O_RDONLY|O_CLOEXEC) = -1 ENOENT (Нет такого файла или каталога)</text:p>
      <text:p text:style-name="Standard">[pid 289427] stat("/usr/local/lib/haswell/x86_64", 0x7ffe47893cb0) = -1 ENOENT (Нет такого файла или каталога)</text:p>
      <text:p text:style-name="Standard">[pid 289427] openat(AT_FDCWD, "/usr/local/lib/haswell/librt.so.1", O_RDONLY|O_CLOEXEC) = -1 ENOENT (Нет такого файла или каталога)</text:p>
      <text:p text:style-name="Standard">[pid 289427] stat("/usr/local/lib/haswell", 0x7ffe47893cb0) = -1 ENOENT (Нет такого файла или каталога)</text:p>
      <text:p text:style-name="Standard">[pid 289427] openat(AT_FDCWD, "/usr/local/lib/x86_64/librt.so.1", O_RDONLY|O_CLOEXEC) = -1 ENOENT (Нет такого файла или каталога)</text:p>
      <text:p text:style-name="Standard">[pid 289427] stat("/usr/local/lib/x86_64", 0x7ffe47893cb0) = -1 ENOENT (Нет такого файла или каталога)</text:p>
      <text:p text:style-name="Standard">[pid 289427] openat(AT_FDCWD, "/usr/local/lib/librt.so.1", O_RDONLY|O_CLOEXEC) = -1 ENOENT (Нет такого файла или каталога)</text:p>
      <text:p text:style-name="Standard">[pid 289427] stat("/usr/local/lib", {st_mode=S_IFDIR|0755, st_size=12288, ...}) = 0</text:p>
      <text:p text:style-name="Standard">[pid 289427] openat(AT_FDCWD, "/etc/ld.so.cache", O_RDONLY|O_CLOEXEC) = 3</text:p>
      <text:p text:style-name="Standard">[pid 289427] fstat(3, {st_mode=S_IFREG|0644, st_size=329160, ...}) = 0</text:p>
      <text:p text:style-name="Standard">[pid 289427] mmap(NULL, 329160, PROT_READ, MAP_PRIVATE, 3, 0) = 0x7f8cb300b000</text:p>
      <text:p text:style-name="Standard">[pid 289427] close(3) <text:s text:c="18"/>= 0</text:p>
      <text:p text:style-name="Standard">[pid 289427] openat(AT_FDCWD, "/usr/lib/librt.so.1", O_RDONLY|O_CLOEXEC) = 3</text:p>
      <text:p text:style-name="Standard">[pid 289427] read(3, "\177ELF\2\1\1\0\0\0\0\0\0\0\0\0\3\0&gt;\0\1\0\0\0P7\0\0\0\0\0\0"..., 832) = 832</text:p>
      <text:p text:style-name="Standard">[pid 289427] fstat(3, {st_mode=S_IFREG|0755, st_size=39408, ...}) = 0</text:p>
      <text:p text:style-name="Standard"><text:soft-page-break/>[pid 289427] mmap(NULL, 8192, PROT_READ|PROT_WRITE, MAP_PRIVATE|MAP_ANONYMOUS, -1, 0) = 0x7f8cb3009000</text:p>
      <text:p text:style-name="Standard">[pid 289427] mmap(NULL, 43520, PROT_READ, MAP_PRIVATE|MAP_DENYWRITE, 3, 0) = 0x7f8cb2ffe000</text:p>
      <text:p text:style-name="Standard">[pid 289427] mmap(0x7f8cb3001000, 16384, PROT_READ|PROT_EXEC, MAP_PRIVATE|MAP_FIXED|MAP_DENYWRITE, 3, 0x3000) = 0x7f8cb3001000</text:p>
      <text:p text:style-name="Standard">[pid 289427] mmap(0x7f8cb3005000, 8192, PROT_READ, MAP_PRIVATE|MAP_FIXED|MAP_DENYWRITE, 3, 0x7000) = 0x7f8cb3005000</text:p>
      <text:p text:style-name="Standard">[pid 289427] mmap(0x7f8cb3007000, 8192, PROT_READ|PROT_WRITE, MAP_PRIVATE|MAP_FIXED|MAP_DENYWRITE, 3, 0x8000) = 0x7f8cb3007000</text:p>
      <text:p text:style-name="Standard">[pid 289427] close(3) <text:s text:c="18"/>= 0</text:p>
      <text:p text:style-name="Standard">[pid 289427] openat(AT_FDCWD, "tls/haswell/x86_64/libpthread.so.0", O_RDONLY|O_CLOEXEC) = -1 ENOENT (Нет такого файла или каталога)</text:p>
      <text:p text:style-name="Standard">[pid 289427] openat(AT_FDCWD, "tls/haswell/libpthread.so.0", O_RDONLY|O_CLOEXEC) = -1 ENOENT (Нет такого файла или каталога)</text:p>
      <text:p text:style-name="Standard">[pid 289427] openat(AT_FDCWD, "tls/x86_64/libpthread.so.0", O_RDONLY|O_CLOEXEC) = -1 ENOENT (Нет такого файла или каталога)</text:p>
      <text:p text:style-name="Standard">[pid 289427] openat(AT_FDCWD, "tls/libpthread.so.0", O_RDONLY|O_CLOEXEC) = -1 ENOENT (Нет такого файла или каталога)</text:p>
      <text:p text:style-name="Standard">[pid 289427] openat(AT_FDCWD, "haswell/x86_64/libpthread.so.0", O_RDONLY|O_CLOEXEC) = -1 ENOENT (Нет такого файла или каталога)</text:p>
      <text:p text:style-name="Standard">[pid 289427] openat(AT_FDCWD, "haswell/libpthread.so.0", O_RDONLY|O_CLOEXEC) = -1 ENOENT (Нет такого файла или каталога)</text:p>
      <text:p text:style-name="Standard">[pid 289427] openat(AT_FDCWD, "x86_64/libpthread.so.0", O_RDONLY|O_CLOEXEC) = -1 ENOENT (Нет такого файла или каталога)</text:p>
      <text:p text:style-name="Standard">[pid 289427] openat(AT_FDCWD, "libpthread.so.0", O_RDONLY|O_CLOEXEC) = -1 ENOENT (Нет такого файла или каталога)</text:p>
      <text:p text:style-name="Standard">[pid 289427] openat(AT_FDCWD, "/usr/local/lib/libpthread.so.0", O_RDONLY|O_CLOEXEC) = -1 ENOENT (Нет такого файла или каталога)</text:p>
      <text:p text:style-name="Standard">[pid 289427] openat(AT_FDCWD, "/usr/lib/libpthread.so.0", O_RDONLY|O_CLOEXEC) = 3</text:p>
      <text:p text:style-name="Standard">[pid 289427] read(3, "\177ELF\2\1\1\0\0\0\0\0\0\0\0\0\3\0&gt;\0\1\0\0\0000\201\0\0\0\0\0\0"..., 832) = 832</text:p>
      <text:p text:style-name="Standard">[pid 289427] pread64(3, "\4\0\0\0\24\0\0\0\3\0\0\0GNU\0\307Y\373z\3054\277z\21\35\225\341\273\304&lt;\223"..., 68, 824) = 68</text:p>
      <text:p text:style-name="Standard">[pid 289427] fstat(3, {st_mode=S_IFREG|0755, st_size=158744, ...}) = 0</text:p>
      <text:p text:style-name="Standard">[pid 289427] mmap(NULL, 135600, PROT_READ, MAP_PRIVATE|MAP_DENYWRITE, 3, 0) = 0x7f8cb2fdc000</text:p>
      <text:p text:style-name="Standard">[pid 289427] mmap(0x7f8cb2fe3000, 65536, PROT_READ|PROT_EXEC, MAP_PRIVATE|MAP_FIXED|MAP_DENYWRITE, 3, 0x7000) = 0x7f8cb2fe3000</text:p>
      <text:p text:style-name="Standard">[pid 289427] mmap(0x7f8cb2ff3000, 20480, PROT_READ, MAP_PRIVATE|MAP_FIXED|MAP_DENYWRITE, 3, 0x17000) = 0x7f8cb2ff3000</text:p>
      <text:p text:style-name="Standard">[pid 289427] mmap(0x7f8cb2ff8000, 8192, PROT_READ|PROT_WRITE, MAP_PRIVATE|MAP_FIXED|MAP_DENYWRITE, 3, 0x1b000) = 0x7f8cb2ff8000</text:p>
      <text:p text:style-name="Standard">[pid 289427] mmap(0x7f8cb2ffa000, 12720, PROT_READ|PROT_WRITE, MAP_PRIVATE|MAP_FIXED|MAP_ANONYMOUS, -1, 0) = 0x7f8cb2ffa000</text:p>
      <text:p text:style-name="Standard"><text:soft-page-break/>[pid 289427] close(3) <text:s text:c="18"/>= 0</text:p>
      <text:p text:style-name="Standard">[pid 289427] openat(AT_FDCWD, "tls/haswell/x86_64/libc.so.6", O_RDONLY|O_CLOEXEC) = -1 ENOENT (Нет такого файла или каталога)</text:p>
      <text:p text:style-name="Standard">[pid 289427] openat(AT_FDCWD, "tls/haswell/libc.so.6", O_RDONLY|O_CLOEXEC) = -1 ENOENT (Нет такого файла или каталога)</text:p>
      <text:p text:style-name="Standard">[pid 289427] openat(AT_FDCWD, "tls/x86_64/libc.so.6", O_RDONLY|O_CLOEXEC) = -1 ENOENT (Нет такого файла или каталога)</text:p>
      <text:p text:style-name="Standard">[pid 289427] openat(AT_FDCWD, "tls/libc.so.6", O_RDONLY|O_CLOEXEC) = -1 ENOENT (Нет такого файла или каталога)</text:p>
      <text:p text:style-name="Standard">[pid 289427] openat(AT_FDCWD, "haswell/x86_64/libc.so.6", O_RDONLY|O_CLOEXEC) = -1 ENOENT (Нет такого файла или каталога)</text:p>
      <text:p text:style-name="Standard">[pid 289427] openat(AT_FDCWD, "haswell/libc.so.6", O_RDONLY|O_CLOEXEC) = -1 ENOENT (Нет такого файла или каталога)</text:p>
      <text:p text:style-name="Standard">[pid 289427] openat(AT_FDCWD, "x86_64/libc.so.6", O_RDONLY|O_CLOEXEC) = -1 ENOENT (Нет такого файла или каталога)</text:p>
      <text:p text:style-name="Standard">[pid 289427] openat(AT_FDCWD, "libc.so.6", O_RDONLY|O_CLOEXEC) = -1 ENOENT (Нет такого файла или каталога)</text:p>
      <text:p text:style-name="Standard">[pid 289427] openat(AT_FDCWD, "/usr/local/lib/libc.so.6", O_RDONLY|O_CLOEXEC) = -1 ENOENT (Нет такого файла или каталога)</text:p>
      <text:p text:style-name="Standard">[pid 289427] openat(AT_FDCWD, "/usr/lib/libc.so.6", O_RDONLY|O_CLOEXEC) = 3</text:p>
      <text:p text:style-name="Standard">[pid 289427] read(3, "\177ELF\2\1\1\3\0\0\0\0\0\0\0\0\3\0&gt;\0\1\0\0\0\220\202\2\0\0\0\0\0"..., 832) = 832</text:p>
      <text:p text:style-name="Standard">[pid 289427] pread64(3, "\6\0\0\0\4\0\0\0@\0\0\0\0\0\0\0@\0\0\0\0\0\0\0@\0\0\0\0\0\0\0"..., 784, 64) = 784</text:p>
      <text:p text:style-name="Standard">[pid 289427] pread64(3, "\4\0\0\0\20\0\0\0\5\0\0\0GNU\0\2\0\0\300\4\0\0\0\3\0\0\0\0\0\0\0", 32, 848) = 32</text:p>
      <text:p text:style-name="Standard">[pid 289427] pread64(3, "\4\0\0\0\24\0\0\0\3\0\0\0GNU\0\207\360\21\247\344\314?\306\nT\320\323\335i\16t"..., 68, 880) = 68</text:p>
      <text:p text:style-name="Standard">[pid 289427] fstat(3, {st_mode=S_IFREG|0755, st_size=2159552, ...}) = 0</text:p>
      <text:p text:style-name="Standard">[pid 289427] pread64(3, "\6\0\0\0\4\0\0\0@\0\0\0\0\0\0\0@\0\0\0\0\0\0\0@\0\0\0\0\0\0\0"..., 784, 64) = 784</text:p>
      <text:p text:style-name="Standard">[pid 289427] mmap(NULL, 1868448, PROT_READ, MAP_PRIVATE|MAP_DENYWRITE, 3, 0) = 0x7f8cb2e13000</text:p>
      <text:p text:style-name="Standard">[pid 289427] mmap(0x7f8cb2e39000, 1363968, PROT_READ|PROT_EXEC, MAP_PRIVATE|MAP_FIXED|MAP_DENYWRITE, 3, 0x26000) = 0x7f8cb2e39000</text:p>
      <text:p text:style-name="Standard">[pid 289427] mmap(0x7f8cb2f86000, 311296, PROT_READ, MAP_PRIVATE|MAP_FIXED|MAP_DENYWRITE, 3, 0x173000) = 0x7f8cb2f86000</text:p>
      <text:p text:style-name="Standard">[pid 289427] mmap(0x7f8cb2fd2000, 24576, PROT_READ|PROT_WRITE, MAP_PRIVATE|MAP_FIXED|MAP_DENYWRITE, 3, 0x1be000) = 0x7f8cb2fd2000</text:p>
      <text:p text:style-name="Standard">[pid 289427] mmap(0x7f8cb2fd8000, 12960, PROT_READ|PROT_WRITE, MAP_PRIVATE|MAP_FIXED|MAP_ANONYMOUS, -1, 0) = 0x7f8cb2fd8000</text:p>
      <text:p text:style-name="Standard">[pid 289427] close(3) <text:s text:c="18"/>= 0</text:p>
      <text:p text:style-name="Standard">[pid 289427] mmap(NULL, 12288, PROT_READ|PROT_WRITE, MAP_PRIVATE|MAP_ANONYMOUS, -1, 0) = 0x7f8cb2e10000</text:p>
      <text:p text:style-name="Standard">[pid 289427] arch_prctl(ARCH_SET_FS, 0x7f8cb2e10740) = 0</text:p>
      <text:p text:style-name="Standard"><text:soft-page-break/>[pid 289427] mprotect(0x7f8cb2fd2000, 12288, PROT_READ) = 0</text:p>
      <text:p text:style-name="Standard">[pid 289427] mprotect(0x7f8cb2ff8000, 4096, PROT_READ) = 0</text:p>
      <text:p text:style-name="Standard">[pid 289427] mprotect(0x7f8cb3007000, 4096, PROT_READ) = 0</text:p>
      <text:p text:style-name="Standard">[pid 289427] mprotect(0x55e6564df000, 4096, PROT_READ) = 0</text:p>
      <text:p text:style-name="Standard">[pid 289427] mprotect(0x7f8cb3088000, 4096, PROT_READ) = 0</text:p>
      <text:p text:style-name="Standard">[pid 289427] munmap(0x7f8cb300b000, 329160) = 0</text:p>
      <text:p text:style-name="Standard">[pid 289427] set_tid_address(0x7f8cb2e10a10) = 289427</text:p>
      <text:p text:style-name="Standard">[pid 289427] set_robust_list(0x7f8cb2e10a20, 24) = 0</text:p>
      <text:p text:style-name="Standard">[pid 289427] rt_sigaction(SIGRTMIN, {sa_handler=0x7f8cb2fe3b90, sa_mask=[], sa_flags=SA_RESTORER|SA_SIGINFO, sa_restorer=0x7f8cb2ff00f0}, NULL, 8) = 0</text:p>
      <text:p text:style-name="Standard">[pid 289427] rt_sigaction(SIGRT_1, {sa_handler=0x7f8cb2fe3c30, sa_mask=[], sa_flags=SA_RESTORER|SA_RESTART|SA_SIGINFO, sa_restorer=0x7f8cb2ff00f0}, NULL, 8) = 0</text:p>
      <text:p text:style-name="Standard">[pid 289427] rt_sigprocmask(SIG_UNBLOCK, [RTMIN RT_1], NULL, 8) = 0</text:p>
      <text:p text:style-name="Standard">[pid 289427] prlimit64(0, RLIMIT_STACK, NULL, {rlim_cur=8192*1024, rlim_max=RLIM64_INFINITY}) = 0</text:p>
      <text:p text:style-name="Standard">[pid 289427] brk(NULL) <text:s text:c="17"/>= 0x55e656fe7000</text:p>
      <text:p text:style-name="Standard">[pid 289427] brk(0x55e657008000) <text:s text:c="7"/>= 0x55e657008000</text:p>
      <text:p text:style-name="Standard">[pid 289427] openat(AT_FDCWD, "../tests.txt", O_RDONLY) = 3</text:p>
      <text:p text:style-name="Standard">[pid 289427] <text:span text:style-name="T17">statfs("/dev/shm/", {f_type=TMPFS_MAGIC, f_bsize=4096, f_blocks=999734, f_bfree=956660, f_bavail=956660, f_files=999734, f_ffree=999521, f_fsid={val=[0, 0]}, f_namelen=255, f_frsize=4096, f_flags=ST_VALID|ST_NOSUID|ST_NODEV}) = 0</text:span></text:p>
      <text:p text:style-name="P33">[pid 289427] futex(0x7f8cb2ffd150, FUTEX_WAKE_PRIVATE, 2147483647) = 0</text:p>
      <text:p text:style-name="P33">[pid 289427] openat(AT_FDCWD, "/dev/shm/os_lab4.back", O_RDWR|O_NOFOLLOW|O_CLOEXEC) = 4</text:p>
      <text:p text:style-name="Standard">[pid 289427] <text:span text:style-name="T4">mmap(NULL, 4096, PROT_READ|PROT_WRITE, MAP_SHARED, 4, 0) = 0x7f8cb305b000</text:span></text:p>
      <text:p text:style-name="Standard">[pid 289427] openat(AT_FDCWD, "/dev/shm/sem.os_lab4.semaphore", O_RDWR|O_NOFOLLOW) = 5</text:p>
      <text:p text:style-name="Standard">[pid 289427] fstat(5, {st_mode=S_IFREG|0644, st_size=32, ...}) = 0</text:p>
      <text:p text:style-name="Standard">[pid 289427] <text:span text:style-name="T10">mmap(NULL, 32, PROT_READ|PROT_WRITE, MAP_SHARED, 5, 0) = 0x7f8cb305a000</text:span></text:p>
      <text:p text:style-name="Standard">[pid 289427] close(5) <text:s text:c="18"/>= 0</text:p>
      <text:p text:style-name="Standard">[pid 289427] fstat(3, {st_mode=S_IFREG|0644, st_size=8, ...}) = 0</text:p>
      <text:p text:style-name="Standard">[pid 289427] read(3, "1 2 3 4\n", 4096) = 8</text:p>
      <text:p text:style-name="Standard">[pid 289392] futex(0x7f16420a9000, FUTEX_WAKE, 1 &lt;unfinished ...&gt;</text:p>
      <text:p text:style-name="Standard">[pid 289427] futex(0x7f8cb305a000, FUTEX_WAIT_BITSET|FUTEX_CLOCK_REALTIME, 0, NULL, FUTEX_BITSET_MATCH_ANY &lt;unfinished ...&gt;</text:p>
      <text:p text:style-name="Standard">[pid 289392] &lt;... futex resumed&gt;) <text:s text:c="6"/>= 0</text:p>
      <text:p text:style-name="Standard">[pid 289427] &lt;... futex resumed&gt;) <text:s text:c="6"/>= -1 EAGAIN (Ресурс временно недоступен)</text:p>
      <text:p text:style-name="Standard">[pid 289392] futex(0x7f16420a9000, FUTEX_WAKE, 1) = 0</text:p>
      <text:p text:style-name="Standard">[pid 289427] read(3, "", 4096) <text:s text:c="9"/>= 0</text:p>
      <text:p text:style-name="Standard">[pid 289392] write(1, "10.000000\n", 1010.000000</text:p>
      <text:p text:style-name="Standard"><text:s/>&lt;unfinished ...&gt;</text:p>
      <text:p text:style-name="Standard">[pid 289427] <text:span text:style-name="T4">munmap(0x7f8cb305b000, 4096 &lt;unfinished ...&gt;</text:span></text:p>
      <text:p text:style-name="Standard"><text:soft-page-break/>[pid 289392] &lt;... write resumed&gt;) <text:s text:c="6"/>= 10</text:p>
      <text:p text:style-name="Standard">[pid 289427] &lt;... munmap resumed&gt;) <text:s text:c="5"/>= 0</text:p>
      <text:p text:style-name="Standard">[pid 289392] write(1, "\n", 1</text:p>
      <text:p text:style-name="Standard"><text:s/>&lt;unfinished ...&gt;</text:p>
      <text:p text:style-name="Standard">[pid 289427] munmap(0x7f8cb305a000, 32 &lt;unfinished ...&gt;</text:p>
      <text:p text:style-name="Standard">[pid 289392] &lt;... write resumed&gt;) <text:s text:c="6"/>= 1</text:p>
      <text:p text:style-name="Standard">[pid 289427] &lt;... munmap resumed&gt;) <text:s text:c="5"/>= 0</text:p>
      <text:p text:style-name="Standard">[pid 289392] wait4(-1, <text:s/>&lt;unfinished ...&gt;</text:p>
      <text:p text:style-name="Standard">[pid 289427] exit_group(0) <text:s text:c="13"/>= ?</text:p>
      <text:p text:style-name="Standard">[pid 289427] +++ exited with 0 +++</text:p>
      <text:p text:style-name="Standard">&lt;... wait4 resumed&gt;[{WIFEXITED(s) &amp;&amp; WEXITSTATUS(s) == 0}], 0, NULL) = 289427</text:p>
      <text:p text:style-name="Standard">--- SIGCHLD {si_signo=SIGCHLD, si_code=CLD_EXITED, si_pid=289427, si_uid=1000, si_status=0, si_utime=0, si_stime=0} ---</text:p>
      <text:p text:style-name="Standard">munmap(0x7f16420a8000, 4096) <text:s text:c="11"/>= 0</text:p>
      <text:p text:style-name="Standard">close(3) <text:s text:c="31"/>= 0</text:p>
      <text:p text:style-name="Standard">munmap(0x7f16420a9000, 32) <text:s text:c="13"/>= 0</text:p>
      <text:p text:style-name="Standard">unlink("/dev/shm/os_lab4.back") <text:s text:c="8"/>= 0</text:p>
      <text:p text:style-name="Standard">exit_group(0) <text:s text:c="26"/>= ?</text:p>
      <text:p text:style-name="Standard">+++ exited with 0 +++</text:p>
      <text:p text:style-name="Standard"/>
      <text:p text:style-name="P35">Красным выделено создание файлов семафоров(сами семафоры создаются одной-двумя строками ниже), а жирным выделены операции mmap/munmap</text:p>
      <text:p text:style-name="Standard"/>
      <text:p text:style-name="Standard">Статистика системных вызовов:</text:p>
      <text:p text:style-name="Standard">С помощью опции -c — можно получить наглядную статистику выполнения программы:</text:p>
      <text:p text:style-name="Standard"/>
      <text:p text:style-name="Standard">strace: Process 292327 attached</text:p>
      <text:p text:style-name="Standard">10.000000</text:p>
      <text:p text:style-name="Standard"/>
      <text:p text:style-name="Standard">% time <text:s text:c="4"/>seconds <text:s/>usecs/call <text:s text:c="4"/>calls <text:s text:c="3"/>errors syscall</text:p>
      <text:p text:style-name="Standard">------ ----------- ----------- --------- --------- ----------------</text:p>
      <text:p text:style-name="Standard"><text:s/>11,04 <text:s text:c="3"/>0,000089 <text:s text:c="10"/>8 <text:s text:c="7"/>10 <text:s text:c="10"/>mprotect</text:p>
      <text:p text:style-name="Standard"><text:s/>10,92 <text:s text:c="3"/>0,000088 <text:s text:c="9"/>88 <text:s text:c="8"/>1 <text:s text:c="10"/>clone</text:p>
      <text:p text:style-name="Standard"><text:s text:c="2"/>9,93 <text:s text:c="3"/>0,000080 <text:s text:c="10"/>0 <text:s text:c="7"/>82 <text:s text:c="7"/>68 openat</text:p>
      <text:p text:style-name="Standard"><text:s text:c="2"/>8,68 <text:s text:c="3"/>0,000070 <text:s text:c="10"/>7 <text:s text:c="8"/>9 <text:s text:c="10"/>read</text:p>
      <text:p text:style-name="Standard"><text:s text:c="2"/>8,68 <text:s text:c="3"/>0,000070 <text:s text:c="9"/>14 <text:s text:c="8"/>5 <text:s text:c="8"/>1 futex</text:p>
      <text:p text:style-name="Standard"><text:s text:c="2"/>7,69 <text:s text:c="3"/>0,000062 <text:s text:c="9"/>31 <text:s text:c="8"/>2 <text:s text:c="10"/>statfs</text:p>
      <text:p text:style-name="Standard"><text:s text:c="2"/>6,95 <text:s text:c="3"/>0,000056 <text:s text:c="10"/>7 <text:s text:c="8"/>8 <text:s text:c="10"/>munmap</text:p>
      <text:p text:style-name="Standard"><text:s text:c="2"/>6,45 <text:s text:c="3"/>0,000052 <text:s text:c="9"/>17 <text:s text:c="8"/>3 <text:s text:c="10"/>write</text:p>
      <text:p text:style-name="Standard"><text:s text:c="2"/>4,47 <text:s text:c="3"/>0,000036 <text:s text:c="10"/>0 <text:s text:c="7"/>38 <text:s text:c="10"/>mmap</text:p>
      <text:p text:style-name="Standard"><text:s text:c="2"/>3,85 <text:s text:c="3"/>0,000031 <text:s text:c="10"/>2 <text:s text:c="7"/>13 <text:s text:c="10"/>fstat</text:p>
      <text:p text:style-name="Standard"><text:s text:c="2"/>3,35 <text:s text:c="3"/>0,000027 <text:s text:c="10"/>4 <text:s text:c="8"/>6 <text:s text:c="10"/>brk</text:p>
      <text:p text:style-name="Standard"><text:s text:c="2"/>2,73 <text:s text:c="3"/>0,000022 <text:s text:c="10"/>5 <text:s text:c="8"/>4 <text:s text:c="10"/>rt_sigaction</text:p>
      <text:p text:style-name="Standard"><text:s text:c="2"/>2,61 <text:s text:c="3"/>0,000021 <text:s text:c="9"/>21 <text:s text:c="8"/>1 <text:s text:c="10"/>wait4</text:p>
      <text:p text:style-name="Standard"><text:s text:c="2"/>2,61 <text:s text:c="3"/>0,000021 <text:s text:c="9"/>21 <text:s text:c="8"/>1 <text:s text:c="10"/>unlink</text:p>
      <text:p text:style-name="Standard"><text:soft-page-break/><text:s text:c="2"/>2,23 <text:s text:c="3"/>0,000018 <text:s text:c="10"/>1 <text:s text:c="7"/>13 <text:s text:c="10"/>close</text:p>
      <text:p text:style-name="Standard"><text:s text:c="2"/>1,49 <text:s text:c="3"/>0,000012 <text:s text:c="10"/>6 <text:s text:c="8"/>2 <text:s text:c="10"/>rt_sigprocmask</text:p>
      <text:p text:style-name="Standard"><text:s text:c="2"/>1,36 <text:s text:c="3"/>0,000011 <text:s text:c="10"/>2 <text:s text:c="8"/>4 <text:s text:c="8"/>2 arch_prctl</text:p>
      <text:p text:style-name="Standard"><text:s text:c="2"/>1,36 <text:s text:c="3"/>0,000011 <text:s text:c="10"/>3 <text:s text:c="8"/>3 <text:s text:c="10"/>set_robust_list</text:p>
      <text:p text:style-name="Standard"><text:s text:c="2"/>1,36 <text:s text:c="3"/>0,000011 <text:s text:c="10"/>5 <text:s text:c="8"/>2 <text:s text:c="10"/>prlimit64</text:p>
      <text:p text:style-name="Standard"><text:s text:c="2"/>1,24 <text:s text:c="3"/>0,000010 <text:s text:c="10"/>5 <text:s text:c="8"/>2 <text:s text:c="10"/>set_tid_address</text:p>
      <text:p text:style-name="Standard"><text:s text:c="2"/>0,99 <text:s text:c="3"/>0,000008 <text:s text:c="10"/>8 <text:s text:c="8"/>1 <text:s text:c="10"/>ftruncate</text:p>
      <text:p text:style-name="Standard"><text:s text:c="2"/>0,00 <text:s text:c="3"/>0,000000 <text:s text:c="10"/>0 <text:s text:c="7"/>16 <text:s text:c="7"/>14 stat</text:p>
      <text:p text:style-name="Standard"><text:s text:c="2"/>0,00 <text:s text:c="3"/>0,000000 <text:s text:c="10"/>0 <text:s text:c="7"/>10 <text:s text:c="10"/>pread64</text:p>
      <text:p text:style-name="Standard"><text:s text:c="2"/>0,00 <text:s text:c="3"/>0,000000 <text:s text:c="10"/>0 <text:s text:c="8"/>2 <text:s text:c="8"/>2 access</text:p>
      <text:p text:style-name="Standard"><text:s text:c="2"/>0,00 <text:s text:c="3"/>0,000000 <text:s text:c="10"/>0 <text:s text:c="8"/>2 <text:s text:c="10"/>execve</text:p>
      <text:p text:style-name="Standard">------ ----------- ----------- --------- --------- ----------------</text:p>
      <text:p text:style-name="Standard">100,00 <text:s text:c="3"/>0,000806 <text:s text:c="10"/>3 <text:s text:c="6"/>240 <text:s text:c="7"/>87 total</text:p>
      <text:p text:style-name="P15"><text:span text:style-name="T8">6</text:span><text:span text:style-name="T5"> Вывод</text:span><text:span text:style-name="T6">ы</text:span></text:p>
      <text:p text:style-name="P25">При выполнении данной работы я освежил в памяти то, как следует работать с дочерными процессами, как работать с файловыми дескрипторами, а также приобрел навыки по работе с именованными семафорами.</text:p>
      <text:p text:style-name="P25"/>
      <text:p text:style-name="P25">File mapping является одной из наиболее востребованных и важных функций операционных систем и вот почему:</text:p>
      <text:list xml:id="list2586135740" text:style-name="L1">
        <text:list-item>
          <text:p text:style-name="P26">Существует возможность не использовать буфер для чтения файла вовсе – можно лишь осуществить file mapping в определенную область в памяти, однако это есть и недостаток из-за того, что приходится узнавать размер файла и выделять область памяти данного размера под файл.</text:p>
        </text:list-item>
        <text:list-item>
          <text:p text:style-name="P26">Сдвиг «указателя» на область памяти не затаратен с точки зрения системных вызовов, в то время как при обычном чтении приходится осуществлять один лишний системный вызов.</text:p>
        </text:list-item>
        <text:list-item>
          <text:p text:style-name="P26">ОС сама осуществляет синхронизацию памяти с файлом и программисту практически не нужно думать о ней.</text:p>
        </text:list-item>
        <text:list-item>
          <text:p text:style-name="P26">Нет необходимости постоянно помнить о расположении файла относительно текущей директории.</text:p>
        </text:list-item>
        <text:list-item>
          <text:p text:style-name="P26">Есть возможность исполнять фрагмент машинного кода, записанного в исполняемый файл, прямо в текущем процессе.</text:p>
        </text:list-item>
      </text:list>
      <text:p text:style-name="P25"/>
      <text:p text:style-name="P25">Самым востребованным является последний пункт, т.к. он используется при каждом создании процесса, однако сущестует случай, представленный в данной лабораторной работе – когда требуется создать разделяемую память, доступную нескольким процессам, для обмена данными между ними.</text:p>
      <text:p text:style-name="P25"/>
      <text:p text:style-name="P25">Использование файловых отображений – крайне популярное и безопасное средство для разделения памяти между несколькими процессами, посредством своей простоты и более частого использовании средств языка, а не средств ОС, что является, несомненно, огромным преимуществом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" svg:font-family="'Times New Roman'"/>
    <style:font-face style:name="monospace" svg:font-family="monospace, courier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font-name="Times New Roman1" fo:font-family="'Times New Roman'" style:font-family-generic="roman" style:font-pitch="variable" fo:font-size="14pt" style:text-underline-style="none"/>
    </style:style>
    <style:style style:name="ListLabel_20_3" style:display-name="ListLabel 3" style:family="text">
      <style:text-properties style:font-name="Times New Roman1" fo:font-family="'Times New Roman'" style:font-family-generic="roman" style:font-pitch="variable" fo:font-size="14pt" style:text-underline-style="none"/>
    </style:style>
    <style:style style:name="ListLabel_20_4" style:display-name="ListLabel 4" style:family="text">
      <style:text-properties style:font-name="Times New Roman1" fo:font-family="'Times New Roman'" style:font-family-generic="roman" style:font-pitch="variable" fo:font-size="14pt"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1" fo:font-size="14pt" officeooo:paragraph-rsid="001759da" fo:background-color="#ffffff" style:font-name-asian="Times New Roman2" style:font-size-asian="14pt" style:font-name-complex="Times New Roman2" style:font-size-complex="14pt"/>
    </style:style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6</text:page-number></text:p>
      </style:footer>
      <style:footer-first>
        <text:p text:style-name="MP1">Москва, 2020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1-11T13:05:36.585738809</dc:date>
    <meta:editing-duration>PT5H25M37S</meta:editing-duration>
    <meta:editing-cycles>13</meta:editing-cycles>
    <meta:document-statistic meta:table-count="1" meta:image-count="0" meta:object-count="0" meta:page-count="26" meta:paragraph-count="756" meta:word-count="5095" meta:character-count="49956" meta:non-whitespace-character-count="42000"/>
  </office:meta>
</office:document-meta>
</file>